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9.63cm" svg:height="12.007cm" svg:x="30.692cm" svg:y="0.292cm">
            <draw:object draw:notify-on-update-of-ranges="Tabelle1.J1:Tabelle1.J1 Tabelle1.B72:Tabelle1.K72 Tabelle1.A36:Tabelle1.A36 Tabelle1.B3:Tabelle1.F3 Tabelle1.B4:Tabelle1.F4 Tabelle1.B4:Tabelle1.F4 Tabelle1.A38:Tabelle1.A38 Tabelle1.B46:Tabelle1.K46 Tabelle1.B47:Tabelle1.K47 Tabelle1.B47:Tabelle1.K47 Tabelle1.A39:Tabelle1.A39 Tabelle1.B48:Tabelle1.K48 Tabelle1.B49:Tabelle1.K49 Tabelle1.B49:Tabelle1.K49 Tabelle1.A37:Tabelle1.A37 Tabelle1.B5:Tabelle1.F5 Tabelle1.B6:Tabelle1.F6 Tabelle1.B6:Tabelle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654cm" svg:height="12.04cm" svg:x="30.867cm" svg:y="12.9cm">
            <draw:object draw:notify-on-update-of-ranges="Tabelle1.B41:Tabelle1.K41 Tabelle1.A36:Tabelle1.A36 Tabelle1.B9:Tabelle1.F9 Tabelle1.B10:Tabelle1.F10 Tabelle1.B10:Tabelle1.F10 Tabelle1.A38:Tabelle1.A38 Tabelle1.B52:Tabelle1.K52 Tabelle1.B53:Tabelle1.K53 Tabelle1.B53:Tabelle1.K53 Tabelle1.A39:Tabelle1.A39 Tabelle1.B54:Tabelle1.K54 Tabelle1.B55:Tabelle1.K55 Tabelle1.B55:Tabelle1.K55 Tabelle1.A35:Tabelle1.A35 Tabelle1.B40:Tabelle1.K40 Tabelle1.A37:Tabelle1.A37 Tabelle1.B11:Tabelle1.F11 Tabelle1.B12:Tabelle1.F12 Tabelle1.B12:Tabelle1.F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float" office:value="0.9635" calcext:value-type="float">
            <text:p>0,9635</text:p>
          </table:table-cell>
          <table:table-cell office:value-type="float" office:value="0.964966666666666" calcext:value-type="float">
            <text:p>0,964966666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66833333333333" calcext:value-type="float">
            <text:p>0,9668333333</text:p>
          </table:table-cell>
          <table:table-cell office:value-type="float" office:value="0.967433333333333" calcext:value-type="float">
            <text:p>0,9674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all StdDev</text:p>
          </table:table-cell>
          <table:table-cell office:value-type="float" office:value="0.0103948424576526" calcext:value-type="float">
            <text:p>0,0103948425</text:p>
          </table:table-cell>
          <table:table-cell office:value-type="float" office:value="0.0107777777777778" calcext:value-type="float">
            <text:p>0,0107777778</text:p>
          </table:table-cell>
          <table:table-cell office:value-type="float" office:value="0.0108556491213155" calcext:value-type="float">
            <text:p>0,0108556491</text:p>
          </table:table-cell>
          <table:table-cell office:value-type="float" office:value="0.0106508194570475" calcext:value-type="float">
            <text:p>0,0106508195</text:p>
          </table:table-cell>
          <table:table-cell office:value-type="float" office:value="0.0104645733393178" calcext:value-type="float">
            <text:p>0,01046457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avg. recall</text:p>
          </table:table-cell>
          <table:table-cell office:value-type="float" office:value="0.963499999999999" calcext:value-type="float">
            <text:p>0,9635</text:p>
          </table:table-cell>
          <table:table-cell office:value-type="float" office:value="0.964966666666666" calcext:value-type="float">
            <text:p>0,9649666667</text:p>
          </table:table-cell>
          <table:table-cell office:value-type="float" office:value="0.966" calcext:value-type="float">
            <text:p>0,966</text:p>
          </table:table-cell>
          <table:table-cell office:value-type="float" office:value="0.966833333333333" calcext:value-type="float">
            <text:p>0,9668333333</text:p>
          </table:table-cell>
          <table:table-cell office:value-type="float" office:value="0.967433333333333" calcext:value-type="float">
            <text:p>0,9674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avg. recall StdDev</text:p>
          </table:table-cell>
          <table:table-cell office:value-type="float" office:value="0.0103948424576526" calcext:value-type="float">
            <text:p>0,0103948425</text:p>
          </table:table-cell>
          <table:table-cell office:value-type="float" office:value="0.0107777777777778" calcext:value-type="float">
            <text:p>0,0107777778</text:p>
          </table:table-cell>
          <table:table-cell office:value-type="float" office:value="0.0108556491213155" calcext:value-type="float">
            <text:p>0,0108556491</text:p>
          </table:table-cell>
          <table:table-cell office:value-type="float" office:value="0.0106508194570475" calcext:value-type="float">
            <text:p>0,0106508195</text:p>
          </table:table-cell>
          <table:table-cell office:value-type="float" office:value="0.0104645733393179" calcext:value-type="float">
            <text:p>0,01046457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avg. Pos/Neg recall</text:p>
          </table:table-cell>
          <table:table-cell office:value-type="float" office:value="0.961" calcext:value-type="float">
            <text:p>0,961</text:p>
          </table:table-cell>
          <table:table-cell office:value-type="float" office:value="0.9629" calcext:value-type="float">
            <text:p>0,9629</text:p>
          </table:table-cell>
          <table:table-cell office:value-type="float" office:value="0.9643" calcext:value-type="float">
            <text:p>0,9643</text:p>
          </table:table-cell>
          <table:table-cell office:value-type="float" office:value="0.96545" calcext:value-type="float">
            <text:p>0,96545</text:p>
          </table:table-cell>
          <table:table-cell office:value-type="float" office:value="0.9661" calcext:value-type="float">
            <text:p>0,9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avg. Pos/Neg recall StdDev</text:p>
          </table:table-cell>
          <table:table-cell office:value-type="float" office:value="0.0112141685272505" calcext:value-type="float">
            <text:p>0,0112141685</text:p>
          </table:table-cell>
          <table:table-cell office:value-type="float" office:value="0.0116813760086107" calcext:value-type="float">
            <text:p>0,011681376</text:p>
          </table:table-cell>
          <table:table-cell office:value-type="float" office:value="0.0117210852050413" calcext:value-type="float">
            <text:p>0,0117210852</text:p>
          </table:table-cell>
          <table:table-cell office:value-type="float" office:value="0.0113283188550115" calcext:value-type="float">
            <text:p>0,0113283189</text:p>
          </table:table-cell>
          <table:table-cell office:value-type="float" office:value="0.0111595409195609" calcext:value-type="float">
            <text:p>0,0111595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645121507259069" calcext:value-type="float">
            <text:p>0,6451215073</text:p>
          </table:table-cell>
          <table:table-cell office:value-type="float" office:value="0.678297211148945" calcext:value-type="float">
            <text:p>0,6782972111</text:p>
          </table:table-cell>
          <table:table-cell office:value-type="float" office:value="0.697752091930133" calcext:value-type="float">
            <text:p>0,6977520919</text:p>
          </table:table-cell>
          <table:table-cell office:value-type="float" office:value="0.709375650153574" calcext:value-type="float">
            <text:p>0,7093756502</text:p>
          </table:table-cell>
          <table:table-cell office:value-type="float" office:value="0.71893710529199" calcext:value-type="float">
            <text:p>0,718937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ion StdDev</text:p>
          </table:table-cell>
          <table:table-cell office:value-type="float" office:value="0.0294130256838655" calcext:value-type="float">
            <text:p>0,0294130257</text:p>
          </table:table-cell>
          <table:table-cell office:value-type="float" office:value="0.0282177994366476" calcext:value-type="float">
            <text:p>0,0282177994</text:p>
          </table:table-cell>
          <table:table-cell office:value-type="float" office:value="0.0255784572154121" calcext:value-type="float">
            <text:p>0,0255784572</text:p>
          </table:table-cell>
          <table:table-cell office:value-type="float" office:value="0.0250611814898774" calcext:value-type="float">
            <text:p>0,0250611815</text:p>
          </table:table-cell>
          <table:table-cell office:value-type="float" office:value="0.024194166196624" calcext:value-type="float">
            <text:p>0,0241941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avg. precision</text:p>
          </table:table-cell>
          <table:table-cell office:value-type="float" office:value="0.645189589106875" calcext:value-type="float">
            <text:p>0,6451895891</text:p>
          </table:table-cell>
          <table:table-cell office:value-type="float" office:value="0.67839085649922" calcext:value-type="float">
            <text:p>0,6783908565</text:p>
          </table:table-cell>
          <table:table-cell office:value-type="float" office:value="0.697826053203986" calcext:value-type="float">
            <text:p>0,6978260532</text:p>
          </table:table-cell>
          <table:table-cell office:value-type="float" office:value="0.709431523734911" calcext:value-type="float">
            <text:p>0,7094315237</text:p>
          </table:table-cell>
          <table:table-cell office:value-type="float" office:value="0.71896781627113" calcext:value-type="float">
            <text:p>0,7189678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avg. precision StdDev</text:p>
          </table:table-cell>
          <table:table-cell office:value-type="float" office:value="0.0295372068017274" calcext:value-type="float">
            <text:p>0,0295372068</text:p>
          </table:table-cell>
          <table:table-cell office:value-type="float" office:value="0.0283105203379804" calcext:value-type="float">
            <text:p>0,0283105203</text:p>
          </table:table-cell>
          <table:table-cell office:value-type="float" office:value="0.0256166398269822" calcext:value-type="float">
            <text:p>0,0256166398</text:p>
          </table:table-cell>
          <table:table-cell office:value-type="float" office:value="0.0251278562213627" calcext:value-type="float">
            <text:p>0,0251278562</text:p>
          </table:table-cell>
          <table:table-cell office:value-type="float" office:value="0.0242022933314484" calcext:value-type="float">
            <text:p>0,0242022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avg. Pos/Neg precision</text:p>
          </table:table-cell>
          <table:table-cell office:value-type="float" office:value="0.647837860640418" calcext:value-type="float">
            <text:p>0,6478378606</text:p>
          </table:table-cell>
          <table:table-cell office:value-type="float" office:value="0.67462125999245" calcext:value-type="float">
            <text:p>0,67462126</text:p>
          </table:table-cell>
          <table:table-cell office:value-type="float" office:value="0.692448584509401" calcext:value-type="float">
            <text:p>0,6924485845</text:p>
          </table:table-cell>
          <table:table-cell office:value-type="float" office:value="0.703142433164981" calcext:value-type="float">
            <text:p>0,7031424332</text:p>
          </table:table-cell>
          <table:table-cell office:value-type="float" office:value="0.712572479863628" calcext:value-type="float">
            <text:p>0,71257247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avg. Pos/Neg precision StdDev</text:p>
          </table:table-cell>
          <table:table-cell office:value-type="float" office:value="0.0404905860175088" calcext:value-type="float">
            <text:p>0,040490586</text:p>
          </table:table-cell>
          <table:table-cell office:value-type="float" office:value="0.0357438812989157" calcext:value-type="float">
            <text:p>0,0357438813</text:p>
          </table:table-cell>
          <table:table-cell office:value-type="float" office:value="0.0349137306754738" calcext:value-type="float">
            <text:p>0,0349137307</text:p>
          </table:table-cell>
          <table:table-cell office:value-type="float" office:value="0.0335039591337605" calcext:value-type="float">
            <text:p>0,0335039591</text:p>
          </table:table-cell>
          <table:table-cell office:value-type="float" office:value="0.0310710544652619" calcext:value-type="float">
            <text:p>0,031071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tiveRecall</text:p>
          </table:table-cell>
          <table:table-cell office:value-type="float" office:value="0.9546" calcext:value-type="float">
            <text:p>0,9546</text:p>
          </table:table-cell>
          <table:table-cell office:value-type="float" office:value="0.9573" calcext:value-type="float">
            <text:p>0,9573</text:p>
          </table:table-cell>
          <table:table-cell office:value-type="float" office:value="0.959299999999999" calcext:value-type="float">
            <text:p>0,9593</text:p>
          </table:table-cell>
          <table:table-cell office:value-type="float" office:value="0.9608" calcext:value-type="float">
            <text:p>0,9608</text:p>
          </table:table-cell>
          <table:table-cell office:value-type="float" office:value="0.9617" calcext:value-type="float">
            <text:p>0,9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tiveRecall StdDev</text:p>
          </table:table-cell>
          <table:table-cell office:value-type="float" office:value="0.0190914862827609" calcext:value-type="float">
            <text:p>0,0190914863</text:p>
          </table:table-cell>
          <table:table-cell office:value-type="float" office:value="0.0191672595428725" calcext:value-type="float">
            <text:p>0,0191672595</text:p>
          </table:table-cell>
          <table:table-cell office:value-type="float" office:value="0.0190297481100332" calcext:value-type="float">
            <text:p>0,0190297481</text:p>
          </table:table-cell>
          <table:table-cell office:value-type="float" office:value="0.0185145315573438" calcext:value-type="float">
            <text:p>0,0185145316</text:p>
          </table:table-cell>
          <table:table-cell office:value-type="float" office:value="0.0184256628240357" calcext:value-type="float">
            <text:p>0,01842566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tivePrecision</text:p>
          </table:table-cell>
          <table:table-cell office:value-type="float" office:value="0.685018633785219" calcext:value-type="float">
            <text:p>0,6850186338</text:p>
          </table:table-cell>
          <table:table-cell office:value-type="float" office:value="0.708503312643648" calcext:value-type="float">
            <text:p>0,7085033126</text:p>
          </table:table-cell>
          <table:table-cell office:value-type="float" office:value="0.721284959328415" calcext:value-type="float">
            <text:p>0,7212849593</text:p>
          </table:table-cell>
          <table:table-cell office:value-type="float" office:value="0.731032807529544" calcext:value-type="float">
            <text:p>0,7310328075</text:p>
          </table:table-cell>
          <table:table-cell office:value-type="float" office:value="0.741882127700941" calcext:value-type="float">
            <text:p>0,7418821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tivePrecision StdDev</text:p>
          </table:table-cell>
          <table:table-cell office:value-type="float" office:value="0.060404732066808" calcext:value-type="float">
            <text:p>0,0604047321</text:p>
          </table:table-cell>
          <table:table-cell office:value-type="float" office:value="0.0508965450859184" calcext:value-type="float">
            <text:p>0,0508965451</text:p>
          </table:table-cell>
          <table:table-cell office:value-type="float" office:value="0.0491670745923066" calcext:value-type="float">
            <text:p>0,0491670746</text:p>
          </table:table-cell>
          <table:table-cell office:value-type="float" office:value="0.0441577377240313" calcext:value-type="float">
            <text:p>0,0441577377</text:p>
          </table:table-cell>
          <table:table-cell office:value-type="float" office:value="0.0407410113035441" calcext:value-type="float">
            <text:p>0,0407410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tralRecall</text:p>
          </table:table-cell>
          <table:table-cell office:value-type="float" office:value="0.9685" calcext:value-type="float">
            <text:p>0,9685</text:p>
          </table:table-cell>
          <table:table-cell office:value-type="float" office:value="0.9691" calcext:value-type="float">
            <text:p>0,9691</text:p>
          </table:table-cell>
          <table:table-cell office:value-type="float" office:value="0.9694" calcext:value-type="float">
            <text:p>0,9694</text:p>
          </table:table-cell>
          <table:table-cell office:value-type="float" office:value="0.9696" calcext:value-type="float">
            <text:p>0,9696</text:p>
          </table:table-cell>
          <table:table-cell office:value-type="float" office:value="0.9701" calcext:value-type="float">
            <text:p>0,9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tralRecall StdDev</text:p>
          </table:table-cell>
          <table:table-cell office:value-type="float" office:value="0.0188762584034318" calcext:value-type="float">
            <text:p>0,0188762584</text:p>
          </table:table-cell>
          <table:table-cell office:value-type="float" office:value="0.0186999162748625" calcext:value-type="float">
            <text:p>0,0186999163</text:p>
          </table:table-cell>
          <table:table-cell office:value-type="float" office:value="0.0186850558771258" calcext:value-type="float">
            <text:p>0,0186850559</text:p>
          </table:table-cell>
          <table:table-cell office:value-type="float" office:value="0.0185820593393986" calcext:value-type="float">
            <text:p>0,0185820593</text:p>
          </table:table-cell>
          <table:table-cell office:value-type="float" office:value="0.0187215103422494" calcext:value-type="float">
            <text:p>0,0187215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tralPrecision</text:p>
          </table:table-cell>
          <table:table-cell office:value-type="float" office:value="0.63989304603979" calcext:value-type="float">
            <text:p>0,639893046</text:p>
          </table:table-cell>
          <table:table-cell office:value-type="float" office:value="0.685930049512756" calcext:value-type="float">
            <text:p>0,6859300495</text:p>
          </table:table-cell>
          <table:table-cell office:value-type="float" office:value="0.708580990593157" calcext:value-type="float">
            <text:p>0,7085809906</text:p>
          </table:table-cell>
          <table:table-cell office:value-type="float" office:value="0.72200970487477" calcext:value-type="float">
            <text:p>0,7220097049</text:p>
          </table:table-cell>
          <table:table-cell office:value-type="float" office:value="0.731758489086136" calcext:value-type="float">
            <text:p>0,7317584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tralPrecision StdDev</text:p>
          </table:table-cell>
          <table:table-cell office:value-type="float" office:value="0.068758249626629" calcext:value-type="float">
            <text:p>0,0687582496</text:p>
          </table:table-cell>
          <table:table-cell office:value-type="float" office:value="0.0614026326513893" calcext:value-type="float">
            <text:p>0,0614026327</text:p>
          </table:table-cell>
          <table:table-cell office:value-type="float" office:value="0.0536316969475157" calcext:value-type="float">
            <text:p>0,0536316969</text:p>
          </table:table-cell>
          <table:table-cell office:value-type="float" office:value="0.0518673751966948" calcext:value-type="float">
            <text:p>0,0518673752</text:p>
          </table:table-cell>
          <table:table-cell office:value-type="float" office:value="0.0504456163476179" calcext:value-type="float">
            <text:p>0,0504456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ativeRecall</text:p>
          </table:table-cell>
          <table:table-cell office:value-type="float" office:value="0.9674" calcext:value-type="float">
            <text:p>0,9674</text:p>
          </table:table-cell>
          <table:table-cell office:value-type="float" office:value="0.9685" calcext:value-type="float">
            <text:p>0,9685</text:p>
          </table:table-cell>
          <table:table-cell office:value-type="float" office:value="0.9693" calcext:value-type="float">
            <text:p>0,9693</text:p>
          </table:table-cell>
          <table:table-cell office:value-type="float" office:value="0.9701" calcext:value-type="float">
            <text:p>0,9701</text:p>
          </table:table-cell>
          <table:table-cell office:value-type="float" office:value="0.970499999999999" calcext:value-type="float">
            <text:p>0,97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ativeRecall StdDev</text:p>
          </table:table-cell>
          <table:table-cell office:value-type="float" office:value="0.0146763053727408" calcext:value-type="float">
            <text:p>0,0146763054</text:p>
          </table:table-cell>
          <table:table-cell office:value-type="float" office:value="0.0146594334781052" calcext:value-type="float">
            <text:p>0,0146594335</text:p>
          </table:table-cell>
          <table:table-cell office:value-type="float" office:value="0.0147884065976349" calcext:value-type="float">
            <text:p>0,0147884066</text:p>
          </table:table-cell>
          <table:table-cell office:value-type="float" office:value="0.014389600621998" calcext:value-type="float">
            <text:p>0,0143896006</text:p>
          </table:table-cell>
          <table:table-cell office:value-type="float" office:value="0.0141688946554619" calcext:value-type="float">
            <text:p>0,0141688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ativePrecision</text:p>
          </table:table-cell>
          <table:table-cell office:value-type="float" office:value="0.610657087495618" calcext:value-type="float">
            <text:p>0,6106570875</text:p>
          </table:table-cell>
          <table:table-cell office:value-type="float" office:value="0.640739207341255" calcext:value-type="float">
            <text:p>0,6407392073</text:p>
          </table:table-cell>
          <table:table-cell office:value-type="float" office:value="0.663612209690386" calcext:value-type="float">
            <text:p>0,6636122097</text:p>
          </table:table-cell>
          <table:table-cell office:value-type="float" office:value="0.675252058800417" calcext:value-type="float">
            <text:p>0,6752520588</text:p>
          </table:table-cell>
          <table:table-cell office:value-type="float" office:value="0.683262832026315" calcext:value-type="float">
            <text:p>0,683262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ativePrecision StdDev</text:p>
          </table:table-cell>
          <table:table-cell office:value-type="float" office:value="0.058564346847336" calcext:value-type="float">
            <text:p>0,0585643468</text:p>
          </table:table-cell>
          <table:table-cell office:value-type="float" office:value="0.0561522463177673" calcext:value-type="float">
            <text:p>0,0561522463</text:p>
          </table:table-cell>
          <table:table-cell office:value-type="float" office:value="0.0503702491794134" calcext:value-type="float">
            <text:p>0,0503702492</text:p>
          </table:table-cell>
          <table:table-cell office:value-type="float" office:value="0.0482741654815109" calcext:value-type="float">
            <text:p>0,0482741655</text:p>
          </table:table-cell>
          <table:table-cell office:value-type="float" office:value="0.0472152931506513" calcext:value-type="float">
            <text:p>0,0472152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-Measure</text:p>
          </table:table-cell>
          <table:table-cell office:value-type="float" office:value="0.772375289700643" calcext:value-type="float">
            <text:p>0,7723752897</text:p>
          </table:table-cell>
          <table:table-cell office:value-type="float" office:value="0.796229312314222" calcext:value-type="float">
            <text:p>0,7962293123</text:p>
          </table:table-cell>
          <table:table-cell office:value-type="float" office:value="0.809945324413795" calcext:value-type="float">
            <text:p>0,8099453244</text:p>
          </table:table-cell>
          <table:table-cell office:value-type="float" office:value="0.81803130834649" calcext:value-type="float">
            <text:p>0,8180313083</text:p>
          </table:table-cell>
          <table:table-cell office:value-type="float" office:value="0.824612420001908" calcext:value-type="float">
            <text:p>0,82461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-Measure StdDev</text:p>
          </table:table-cell>
          <table:table-cell office:value-type="float" office:value="0.0209615207390618" calcext:value-type="float">
            <text:p>0,0209615207</text:p>
          </table:table-cell>
          <table:table-cell office:value-type="float" office:value="0.0191774781896537" calcext:value-type="float">
            <text:p>0,0191774782</text:p>
          </table:table-cell>
          <table:table-cell office:value-type="float" office:value="0.0173981259222866" calcext:value-type="float">
            <text:p>0,0173981259</text:p>
          </table:table-cell>
          <table:table-cell office:value-type="float" office:value="0.0165769081727284" calcext:value-type="float">
            <text:p>0,0165769082</text:p>
          </table:table-cell>
          <table:table-cell office:value-type="float" office:value="0.016083968706682" calcext:value-type="float">
            <text:p>0,0160839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u-time (for complete test-set)</text:p>
          </table:table-cell>
          <table:table-cell office:value-type="float" office:value="27.71605405" calcext:value-type="float">
            <text:p>27,71605405</text:p>
          </table:table-cell>
          <table:table-cell office:value-type="float" office:value="27.75492392" calcext:value-type="float">
            <text:p>27,75492392</text:p>
          </table:table-cell>
          <table:table-cell office:value-type="float" office:value="27.56664582" calcext:value-type="float">
            <text:p>27,56664582</text:p>
          </table:table-cell>
          <table:table-cell office:value-type="float" office:value="27.70565392" calcext:value-type="float">
            <text:p>27,70565392</text:p>
          </table:table-cell>
          <table:table-cell office:value-type="float" office:value="27.76478466" calcext:value-type="float">
            <text:p>27,764784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u-time (for complete test-set) StdDev</text:p>
          </table:table-cell>
          <table:table-cell office:value-type="float" office:value="1.72843669420623" calcext:value-type="float">
            <text:p>1,7284366942</text:p>
          </table:table-cell>
          <table:table-cell office:value-type="float" office:value="2.12166603040392" calcext:value-type="float">
            <text:p>2,1216660304</text:p>
          </table:table-cell>
          <table:table-cell office:value-type="float" office:value="2.24992570170269" calcext:value-type="float">
            <text:p>2,2499257017</text:p>
          </table:table-cell>
          <table:table-cell office:value-type="float" office:value="2.10448240011284" calcext:value-type="float">
            <text:p>2,1044824001</text:p>
          </table:table-cell>
          <table:table-cell office:value-type="float" office:value="2.31865548193274" calcext:value-type="float">
            <text:p>2,3186554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-size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984" calcext:value-type="float">
            <text:p>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-size StdDev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size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size StdDev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seline (zufällig und alles zu größter Gruppe, da gleichverteile Testdaten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kro-avg. Gesamt bei gleichverteilte Trainingsdat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ro-avg. Pos/Neg bei gleichverteilte Trainingsdat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kro-avg. Gesamt bei ungleichverteilten Trainingsdat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ro-avg. Pos/Neg bei ungleichverteilten Trainingsdaten</text:p>
          </table:table-cell>
          <table:table-cell table:number-columns-repeated="10"/>
        </table:table-row>
        <table:table-row table:style-name="ro1">
          <table:table-cell/>
          <table:table-cell table:number-columns-repeated="10" office:value-type="float" office:value="0.3333" calcext:value-type="float">
            <text:p>0,333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960066666666666" calcext:value-type="float">
            <text:p>0,9600666667</text:p>
          </table:table-cell>
          <table:table-cell office:value-type="float" office:value="0.9612" calcext:value-type="float">
            <text:p>0,9612</text:p>
          </table:table-cell>
          <table:table-cell office:value-type="float" office:value="0.962133333333333" calcext:value-type="float">
            <text:p>0,9621333333</text:p>
          </table:table-cell>
          <table:table-cell office:value-type="float" office:value="0.962933333333333" calcext:value-type="float">
            <text:p>0,9629333333</text:p>
          </table:table-cell>
          <table:table-cell office:value-type="float" office:value="0.963666666666667" calcext:value-type="float">
            <text:p>0,9636666667</text:p>
          </table:table-cell>
          <table:table-cell office:value-type="float" office:value="0.9644" calcext:value-type="float">
            <text:p>0,9644</text:p>
          </table:table-cell>
          <table:table-cell office:value-type="float" office:value="0.965066666666667" calcext:value-type="float">
            <text:p>0,9650666667</text:p>
          </table:table-cell>
          <table:table-cell office:value-type="float" office:value="0.965666666666667" calcext:value-type="float">
            <text:p>0,9656666667</text:p>
          </table:table-cell>
          <table:table-cell office:value-type="float" office:value="0.9662" calcext:value-type="float">
            <text:p>0,9662</text:p>
          </table:table-cell>
          <table:table-cell office:value-type="float" office:value="0.966966666666666" calcext:value-type="float">
            <text:p>0,9669666667</text:p>
          </table:table-cell>
        </table:table-row>
        <table:table-row table:style-name="ro1">
          <table:table-cell office:value-type="string" calcext:value-type="string">
            <text:p>recall StdDev</text:p>
          </table:table-cell>
          <table:table-cell office:value-type="float" office:value="0.00981283888375193" calcext:value-type="float">
            <text:p>0,0098128389</text:p>
          </table:table-cell>
          <table:table-cell office:value-type="float" office:value="0.00961106732050515" calcext:value-type="float">
            <text:p>0,0096110673</text:p>
          </table:table-cell>
          <table:table-cell office:value-type="float" office:value="0.00957597067486535" calcext:value-type="float">
            <text:p>0,0095759707</text:p>
          </table:table-cell>
          <table:table-cell office:value-type="float" office:value="0.00967809611092033" calcext:value-type="float">
            <text:p>0,0096780961</text:p>
          </table:table-cell>
          <table:table-cell office:value-type="float" office:value="0.00939828291024777" calcext:value-type="float">
            <text:p>0,0093982829</text:p>
          </table:table-cell>
          <table:table-cell office:value-type="float" office:value="0.00933092802098937" calcext:value-type="float">
            <text:p>0,009330928</text:p>
          </table:table-cell>
          <table:table-cell office:value-type="float" office:value="0.00931407344212497" calcext:value-type="float">
            <text:p>0,0093140734</text:p>
          </table:table-cell>
          <table:table-cell office:value-type="float" office:value="0.00919302912601633" calcext:value-type="float">
            <text:p>0,0091930291</text:p>
          </table:table-cell>
          <table:table-cell office:value-type="float" office:value="0.00924804708355815" calcext:value-type="float">
            <text:p>0,0092480471</text:p>
          </table:table-cell>
          <table:table-cell office:value-type="float" office:value="0.00873728031712772" calcext:value-type="float">
            <text:p>0,0087372803</text:p>
          </table:table-cell>
        </table:table-row>
        <table:table-row table:style-name="ro1">
          <table:table-cell office:value-type="string" calcext:value-type="string">
            <text:p>macro-avg. recall</text:p>
          </table:table-cell>
          <table:table-cell office:value-type="float" office:value="0.960066666666666" calcext:value-type="float">
            <text:p>0,9600666667</text:p>
          </table:table-cell>
          <table:table-cell office:value-type="float" office:value="0.9612" calcext:value-type="float">
            <text:p>0,9612</text:p>
          </table:table-cell>
          <table:table-cell office:value-type="float" office:value="0.962133333333332" calcext:value-type="float">
            <text:p>0,9621333333</text:p>
          </table:table-cell>
          <table:table-cell office:value-type="float" office:value="0.962933333333333" calcext:value-type="float">
            <text:p>0,9629333333</text:p>
          </table:table-cell>
          <table:table-cell office:value-type="float" office:value="0.963666666666666" calcext:value-type="float">
            <text:p>0,9636666667</text:p>
          </table:table-cell>
          <table:table-cell office:value-type="float" office:value="0.9644" calcext:value-type="float">
            <text:p>0,9644</text:p>
          </table:table-cell>
          <table:table-cell office:value-type="float" office:value="0.965066666666667" calcext:value-type="float">
            <text:p>0,9650666667</text:p>
          </table:table-cell>
          <table:table-cell office:value-type="float" office:value="0.965666666666667" calcext:value-type="float">
            <text:p>0,9656666667</text:p>
          </table:table-cell>
          <table:table-cell office:value-type="float" office:value="0.9662" calcext:value-type="float">
            <text:p>0,9662</text:p>
          </table:table-cell>
          <table:table-cell office:value-type="float" office:value="0.966966666666666" calcext:value-type="float">
            <text:p>0,9669666667</text:p>
          </table:table-cell>
        </table:table-row>
        <table:table-row table:style-name="ro1">
          <table:table-cell office:value-type="string" calcext:value-type="string">
            <text:p>macro-avg. recall StdDev</text:p>
          </table:table-cell>
          <table:table-cell office:value-type="float" office:value="0.00981283888375191" calcext:value-type="float">
            <text:p>0,0098128389</text:p>
          </table:table-cell>
          <table:table-cell office:value-type="float" office:value="0.00961106732050512" calcext:value-type="float">
            <text:p>0,0096110673</text:p>
          </table:table-cell>
          <table:table-cell office:value-type="float" office:value="0.00957597067486533" calcext:value-type="float">
            <text:p>0,0095759707</text:p>
          </table:table-cell>
          <table:table-cell office:value-type="float" office:value="0.00967809611092031" calcext:value-type="float">
            <text:p>0,0096780961</text:p>
          </table:table-cell>
          <table:table-cell office:value-type="float" office:value="0.00939828291024774" calcext:value-type="float">
            <text:p>0,0093982829</text:p>
          </table:table-cell>
          <table:table-cell office:value-type="float" office:value="0.00933092802098935" calcext:value-type="float">
            <text:p>0,009330928</text:p>
          </table:table-cell>
          <table:table-cell office:value-type="float" office:value="0.00931407344212495" calcext:value-type="float">
            <text:p>0,0093140734</text:p>
          </table:table-cell>
          <table:table-cell office:value-type="float" office:value="0.00919302912601632" calcext:value-type="float">
            <text:p>0,0091930291</text:p>
          </table:table-cell>
          <table:table-cell office:value-type="float" office:value="0.00924804708355814" calcext:value-type="float">
            <text:p>0,0092480471</text:p>
          </table:table-cell>
          <table:table-cell office:value-type="float" office:value="0.00873728031712771" calcext:value-type="float">
            <text:p>0,0087372803</text:p>
          </table:table-cell>
        </table:table-row>
        <table:table-row table:style-name="ro1">
          <table:table-cell office:value-type="string" calcext:value-type="string">
            <text:p>macro-avg. Pos/Neg recall</text:p>
          </table:table-cell>
          <table:table-cell office:value-type="float" office:value="0.95385" calcext:value-type="float">
            <text:p>0,95385</text:p>
          </table:table-cell>
          <table:table-cell office:value-type="float" office:value="0.95535" calcext:value-type="float">
            <text:p>0,95535</text:p>
          </table:table-cell>
          <table:table-cell office:value-type="float" office:value="0.95645" calcext:value-type="float">
            <text:p>0,95645</text:p>
          </table:table-cell>
          <table:table-cell office:value-type="float" office:value="0.95745" calcext:value-type="float">
            <text:p>0,95745</text:p>
          </table:table-cell>
          <table:table-cell office:value-type="float" office:value="0.95825" calcext:value-type="float">
            <text:p>0,95825</text:p>
          </table:table-cell>
          <table:table-cell office:value-type="float" office:value="0.959299999999999" calcext:value-type="float">
            <text:p>0,9593</text:p>
          </table:table-cell>
          <table:table-cell office:value-type="float" office:value="0.960099999999999" calcext:value-type="float">
            <text:p>0,9601</text:p>
          </table:table-cell>
          <table:table-cell office:value-type="float" office:value="0.960849999999999" calcext:value-type="float">
            <text:p>0,96085</text:p>
          </table:table-cell>
          <table:table-cell office:value-type="float" office:value="0.96135" calcext:value-type="float">
            <text:p>0,96135</text:p>
          </table:table-cell>
          <table:table-cell office:value-type="float" office:value="0.96225" calcext:value-type="float">
            <text:p>0,96225</text:p>
          </table:table-cell>
        </table:table-row>
        <table:table-row table:style-name="ro1">
          <table:table-cell office:value-type="string" calcext:value-type="string">
            <text:p>macro-avg. Pos/Neg recall StdDev</text:p>
          </table:table-cell>
          <table:table-cell office:value-type="float" office:value="0.0123675814412952" calcext:value-type="float">
            <text:p>0,0123675814</text:p>
          </table:table-cell>
          <table:table-cell office:value-type="float" office:value="0.0119183883053867" calcext:value-type="float">
            <text:p>0,0119183883</text:p>
          </table:table-cell>
          <table:table-cell office:value-type="float" office:value="0.0121500509206232" calcext:value-type="float">
            <text:p>0,0121500509</text:p>
          </table:table-cell>
          <table:table-cell office:value-type="float" office:value="0.0121334124206547" calcext:value-type="float">
            <text:p>0,0121334124</text:p>
          </table:table-cell>
          <table:table-cell office:value-type="float" office:value="0.0117502417770096" calcext:value-type="float">
            <text:p>0,0117502418</text:p>
          </table:table-cell>
          <table:table-cell office:value-type="float" office:value="0.0115255535154883" calcext:value-type="float">
            <text:p>0,0115255535</text:p>
          </table:table-cell>
          <table:table-cell office:value-type="float" office:value="0.0115902257671425" calcext:value-type="float">
            <text:p>0,0115902258</text:p>
          </table:table-cell>
          <table:table-cell office:value-type="float" office:value="0.0114604061486018" calcext:value-type="float">
            <text:p>0,0114604061</text:p>
          </table:table-cell>
          <table:table-cell office:value-type="float" office:value="0.0116092744185523" calcext:value-type="float">
            <text:p>0,0116092744</text:p>
          </table:table-cell>
          <table:table-cell office:value-type="float" office:value="0.0110639783153085" calcext:value-type="float">
            <text:p>0,0110639783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579657481534689" calcext:value-type="float">
            <text:p>0,5796574815</text:p>
          </table:table-cell>
          <table:table-cell office:value-type="float" office:value="0.609292102286071" calcext:value-type="float">
            <text:p>0,6092921023</text:p>
          </table:table-cell>
          <table:table-cell office:value-type="float" office:value="0.626464203137331" calcext:value-type="float">
            <text:p>0,6264642031</text:p>
          </table:table-cell>
          <table:table-cell office:value-type="float" office:value="0.639108094642862" calcext:value-type="float">
            <text:p>0,6391080946</text:p>
          </table:table-cell>
          <table:table-cell office:value-type="float" office:value="0.644419096375899" calcext:value-type="float">
            <text:p>0,6444190964</text:p>
          </table:table-cell>
          <table:table-cell office:value-type="float" office:value="0.653105983806827" calcext:value-type="float">
            <text:p>0,6531059838</text:p>
          </table:table-cell>
          <table:table-cell office:value-type="float" office:value="0.658680688872389" calcext:value-type="float">
            <text:p>0,6586806889</text:p>
          </table:table-cell>
          <table:table-cell office:value-type="float" office:value="0.662662229841768" calcext:value-type="float">
            <text:p>0,6626622298</text:p>
          </table:table-cell>
          <table:table-cell office:value-type="float" office:value="0.666710950237422" calcext:value-type="float">
            <text:p>0,6667109502</text:p>
          </table:table-cell>
          <table:table-cell office:value-type="float" office:value="0.671354714357284" calcext:value-type="float">
            <text:p>0,6713547144</text:p>
          </table:table-cell>
        </table:table-row>
        <table:table-row table:style-name="ro1">
          <table:table-cell office:value-type="string" calcext:value-type="string">
            <text:p>precision StdDev</text:p>
          </table:table-cell>
          <table:table-cell office:value-type="float" office:value="0.028030171822062" calcext:value-type="float">
            <text:p>0,0280301718</text:p>
          </table:table-cell>
          <table:table-cell office:value-type="float" office:value="0.0306841849197528" calcext:value-type="float">
            <text:p>0,0306841849</text:p>
          </table:table-cell>
          <table:table-cell office:value-type="float" office:value="0.0275345037205248" calcext:value-type="float">
            <text:p>0,0275345037</text:p>
          </table:table-cell>
          <table:table-cell office:value-type="float" office:value="0.0259070024097493" calcext:value-type="float">
            <text:p>0,0259070024</text:p>
          </table:table-cell>
          <table:table-cell office:value-type="float" office:value="0.0253287077031101" calcext:value-type="float">
            <text:p>0,0253287077</text:p>
          </table:table-cell>
          <table:table-cell office:value-type="float" office:value="0.0237074189299393" calcext:value-type="float">
            <text:p>0,0237074189</text:p>
          </table:table-cell>
          <table:table-cell office:value-type="float" office:value="0.0249407402320101" calcext:value-type="float">
            <text:p>0,0249407402</text:p>
          </table:table-cell>
          <table:table-cell office:value-type="float" office:value="0.0253210567247408" calcext:value-type="float">
            <text:p>0,0253210567</text:p>
          </table:table-cell>
          <table:table-cell office:value-type="float" office:value="0.0246799508181975" calcext:value-type="float">
            <text:p>0,0246799508</text:p>
          </table:table-cell>
          <table:table-cell office:value-type="float" office:value="0.0239197358815999" calcext:value-type="float">
            <text:p>0,0239197359</text:p>
          </table:table-cell>
        </table:table-row>
        <table:table-row table:style-name="ro1">
          <table:table-cell office:value-type="string" calcext:value-type="string">
            <text:p>macro-avg. precision</text:p>
          </table:table-cell>
          <table:table-cell office:value-type="float" office:value="0.578268614664777" calcext:value-type="float">
            <text:p>0,5782686147</text:p>
          </table:table-cell>
          <table:table-cell office:value-type="float" office:value="0.608014205629754" calcext:value-type="float">
            <text:p>0,6080142056</text:p>
          </table:table-cell>
          <table:table-cell office:value-type="float" office:value="0.625234725016625" calcext:value-type="float">
            <text:p>0,625234725</text:p>
          </table:table-cell>
          <table:table-cell office:value-type="float" office:value="0.637899633026228" calcext:value-type="float">
            <text:p>0,637899633</text:p>
          </table:table-cell>
          <table:table-cell office:value-type="float" office:value="0.64323009960773" calcext:value-type="float">
            <text:p>0,6432300996</text:p>
          </table:table-cell>
          <table:table-cell office:value-type="float" office:value="0.651982279799253" calcext:value-type="float">
            <text:p>0,6519822798</text:p>
          </table:table-cell>
          <table:table-cell office:value-type="float" office:value="0.657591055545443" calcext:value-type="float">
            <text:p>0,6575910555</text:p>
          </table:table-cell>
          <table:table-cell office:value-type="float" office:value="0.66159040376598" calcext:value-type="float">
            <text:p>0,6615904038</text:p>
          </table:table-cell>
          <table:table-cell office:value-type="float" office:value="0.665639260512117" calcext:value-type="float">
            <text:p>0,6656392605</text:p>
          </table:table-cell>
          <table:table-cell office:value-type="float" office:value="0.67033553889997" calcext:value-type="float">
            <text:p>0,6703355389</text:p>
          </table:table-cell>
        </table:table-row>
        <table:table-row table:style-name="ro1">
          <table:table-cell office:value-type="string" calcext:value-type="string">
            <text:p>macro-avg. precision StdDev</text:p>
          </table:table-cell>
          <table:table-cell office:value-type="float" office:value="0.0285863473274508" calcext:value-type="float">
            <text:p>0,0285863473</text:p>
          </table:table-cell>
          <table:table-cell office:value-type="float" office:value="0.0309828747582694" calcext:value-type="float">
            <text:p>0,0309828748</text:p>
          </table:table-cell>
          <table:table-cell office:value-type="float" office:value="0.0276780453831146" calcext:value-type="float">
            <text:p>0,0276780454</text:p>
          </table:table-cell>
          <table:table-cell office:value-type="float" office:value="0.0262092489116018" calcext:value-type="float">
            <text:p>0,0262092489</text:p>
          </table:table-cell>
          <table:table-cell office:value-type="float" office:value="0.0255471452305784" calcext:value-type="float">
            <text:p>0,0255471452</text:p>
          </table:table-cell>
          <table:table-cell office:value-type="float" office:value="0.0238933702957405" calcext:value-type="float">
            <text:p>0,0238933703</text:p>
          </table:table-cell>
          <table:table-cell office:value-type="float" office:value="0.0252402779824508" calcext:value-type="float">
            <text:p>0,025240278</text:p>
          </table:table-cell>
          <table:table-cell office:value-type="float" office:value="0.0256137611014613" calcext:value-type="float">
            <text:p>0,0256137611</text:p>
          </table:table-cell>
          <table:table-cell office:value-type="float" office:value="0.0250011198309423" calcext:value-type="float">
            <text:p>0,0250011198</text:p>
          </table:table-cell>
          <table:table-cell office:value-type="float" office:value="0.0241401340432318" calcext:value-type="float">
            <text:p>0,024140134</text:p>
          </table:table-cell>
        </table:table-row>
        <table:table-row table:style-name="ro1">
          <table:table-cell office:value-type="string" calcext:value-type="string">
            <text:p>macro-avg. Pos/Neg precision</text:p>
          </table:table-cell>
          <table:table-cell office:value-type="float" office:value="0.432040362483381" calcext:value-type="float">
            <text:p>0,4320403625</text:p>
          </table:table-cell>
          <table:table-cell office:value-type="float" office:value="0.466959111683009" calcext:value-type="float">
            <text:p>0,4669591117</text:p>
          </table:table-cell>
          <table:table-cell office:value-type="float" office:value="0.487448739007128" calcext:value-type="float">
            <text:p>0,487448739</text:p>
          </table:table-cell>
          <table:table-cell office:value-type="float" office:value="0.503527894395239" calcext:value-type="float">
            <text:p>0,5035278944</text:p>
          </table:table-cell>
          <table:table-cell office:value-type="float" office:value="0.509861415289154" calcext:value-type="float">
            <text:p>0,5098614153</text:p>
          </table:table-cell>
          <table:table-cell office:value-type="float" office:value="0.521453403732148" calcext:value-type="float">
            <text:p>0,5214534037</text:p>
          </table:table-cell>
          <table:table-cell office:value-type="float" office:value="0.530912342608961" calcext:value-type="float">
            <text:p>0,5309123426</text:p>
          </table:table-cell>
          <table:table-cell office:value-type="float" office:value="0.538371791555038" calcext:value-type="float">
            <text:p>0,5383717916</text:p>
          </table:table-cell>
          <table:table-cell office:value-type="float" office:value="0.54312229423681" calcext:value-type="float">
            <text:p>0,5431222942</text:p>
          </table:table-cell>
          <table:table-cell office:value-type="float" office:value="0.550659595703971" calcext:value-type="float">
            <text:p>0,5506595957</text:p>
          </table:table-cell>
        </table:table-row>
        <table:table-row table:style-name="ro1">
          <table:table-cell office:value-type="string" calcext:value-type="string">
            <text:p>macro-avg. Pos/Neg precision StdDev</text:p>
          </table:table-cell>
          <table:table-cell office:value-type="float" office:value="0.0472908955431254" calcext:value-type="float">
            <text:p>0,0472908955</text:p>
          </table:table-cell>
          <table:table-cell office:value-type="float" office:value="0.0485477287484132" calcext:value-type="float">
            <text:p>0,0485477287</text:p>
          </table:table-cell>
          <table:table-cell office:value-type="float" office:value="0.0415544562816877" calcext:value-type="float">
            <text:p>0,0415544563</text:p>
          </table:table-cell>
          <table:table-cell office:value-type="float" office:value="0.0392998259773986" calcext:value-type="float">
            <text:p>0,039299826</text:p>
          </table:table-cell>
          <table:table-cell office:value-type="float" office:value="0.0359214719128633" calcext:value-type="float">
            <text:p>0,0359214719</text:p>
          </table:table-cell>
          <table:table-cell office:value-type="float" office:value="0.0342808642571607" calcext:value-type="float">
            <text:p>0,0342808643</text:p>
          </table:table-cell>
          <table:table-cell office:value-type="float" office:value="0.0345786697512541" calcext:value-type="float">
            <text:p>0,0345786698</text:p>
          </table:table-cell>
          <table:table-cell office:value-type="float" office:value="0.0361848603810303" calcext:value-type="float">
            <text:p>0,0361848604</text:p>
          </table:table-cell>
          <table:table-cell office:value-type="float" office:value="0.0361994829965412" calcext:value-type="float">
            <text:p>0,036199483</text:p>
          </table:table-cell>
          <table:table-cell office:value-type="float" office:value="0.0343199019038271" calcext:value-type="float">
            <text:p>0,0343199019</text:p>
          </table:table-cell>
        </table:table-row>
        <table:table-row table:style-name="ro1">
          <table:table-cell office:value-type="string" calcext:value-type="string">
            <text:p>positiveRecall</text:p>
          </table:table-cell>
          <table:table-cell office:value-type="float" office:value="0.9457" calcext:value-type="float">
            <text:p>0,9457</text:p>
          </table:table-cell>
          <table:table-cell office:value-type="float" office:value="0.947600000000001" calcext:value-type="float">
            <text:p>0,9476</text:p>
          </table:table-cell>
          <table:table-cell office:value-type="float" office:value="0.949300000000001" calcext:value-type="float">
            <text:p>0,9493</text:p>
          </table:table-cell>
          <table:table-cell office:value-type="float" office:value="0.9511" calcext:value-type="float">
            <text:p>0,9511</text:p>
          </table:table-cell>
          <table:table-cell office:value-type="float" office:value="0.9521" calcext:value-type="float">
            <text:p>0,9521</text:p>
          </table:table-cell>
          <table:table-cell office:value-type="float" office:value="0.9536" calcext:value-type="float">
            <text:p>0,9536</text:p>
          </table:table-cell>
          <table:table-cell office:value-type="float" office:value="0.9547" calcext:value-type="float">
            <text:p>0,9547</text:p>
          </table:table-cell>
          <table:table-cell office:value-type="float" office:value="0.9557" calcext:value-type="float">
            <text:p>0,9557</text:p>
          </table:table-cell>
          <table:table-cell office:value-type="float" office:value="0.9563" calcext:value-type="float">
            <text:p>0,9563</text:p>
          </table:table-cell>
          <table:table-cell office:value-type="float" office:value="0.9575" calcext:value-type="float">
            <text:p>0,9575</text:p>
          </table:table-cell>
        </table:table-row>
        <table:table-row table:style-name="ro1">
          <table:table-cell office:value-type="string" calcext:value-type="string">
            <text:p>positiveRecall StdDev</text:p>
          </table:table-cell>
          <table:table-cell office:value-type="float" office:value="0.0196049365047055" calcext:value-type="float">
            <text:p>0,0196049365</text:p>
          </table:table-cell>
          <table:table-cell office:value-type="float" office:value="0.0195979796938564" calcext:value-type="float">
            <text:p>0,0195979797</text:p>
          </table:table-cell>
          <table:table-cell office:value-type="float" office:value="0.0203134527748574" calcext:value-type="float">
            <text:p>0,0203134528</text:p>
          </table:table-cell>
          <table:table-cell office:value-type="float" office:value="0.0203948399098766" calcext:value-type="float">
            <text:p>0,0203948399</text:p>
          </table:table-cell>
          <table:table-cell office:value-type="float" office:value="0.019760945055714" calcext:value-type="float">
            <text:p>0,0197609451</text:p>
          </table:table-cell>
          <table:table-cell office:value-type="float" office:value="0.019567030609387" calcext:value-type="float">
            <text:p>0,0195670306</text:p>
          </table:table-cell>
          <table:table-cell office:value-type="float" office:value="0.0193037914316427" calcext:value-type="float">
            <text:p>0,0193037914</text:p>
          </table:table-cell>
          <table:table-cell office:value-type="float" office:value="0.0189232901233086" calcext:value-type="float">
            <text:p>0,0189232901</text:p>
          </table:table-cell>
          <table:table-cell office:value-type="float" office:value="0.0186761339628409" calcext:value-type="float">
            <text:p>0,018676134</text:p>
          </table:table-cell>
          <table:table-cell office:value-type="float" office:value="0.0181116068594231" calcext:value-type="float">
            <text:p>0,0181116069</text:p>
          </table:table-cell>
        </table:table-row>
        <table:table-row table:style-name="ro1">
          <table:table-cell office:value-type="string" calcext:value-type="string">
            <text:p>positivePrecision</text:p>
          </table:table-cell>
          <table:table-cell office:value-type="float" office:value="0.513755566954242" calcext:value-type="float">
            <text:p>0,513755567</text:p>
          </table:table-cell>
          <table:table-cell office:value-type="float" office:value="0.547403964748338" calcext:value-type="float">
            <text:p>0,5474039647</text:p>
          </table:table-cell>
          <table:table-cell office:value-type="float" office:value="0.558610345107693" calcext:value-type="float">
            <text:p>0,5586103451</text:p>
          </table:table-cell>
          <table:table-cell office:value-type="float" office:value="0.565498485408178" calcext:value-type="float">
            <text:p>0,5654984854</text:p>
          </table:table-cell>
          <table:table-cell office:value-type="float" office:value="0.569092625016798" calcext:value-type="float">
            <text:p>0,569092625</text:p>
          </table:table-cell>
          <table:table-cell office:value-type="float" office:value="0.576503193315087" calcext:value-type="float">
            <text:p>0,5765031933</text:p>
          </table:table-cell>
          <table:table-cell office:value-type="float" office:value="0.580889907457691" calcext:value-type="float">
            <text:p>0,5808899075</text:p>
          </table:table-cell>
          <table:table-cell office:value-type="float" office:value="0.581266385744327" calcext:value-type="float">
            <text:p>0,5812663857</text:p>
          </table:table-cell>
          <table:table-cell office:value-type="float" office:value="0.583341636435023" calcext:value-type="float">
            <text:p>0,5833416364</text:p>
          </table:table-cell>
          <table:table-cell office:value-type="float" office:value="0.587732434032202" calcext:value-type="float">
            <text:p>0,587732434</text:p>
          </table:table-cell>
        </table:table-row>
        <table:table-row table:style-name="ro1">
          <table:table-cell office:value-type="string" calcext:value-type="string">
            <text:p>positivePrecision StdDev</text:p>
          </table:table-cell>
          <table:table-cell office:value-type="float" office:value="0.0722679116916885" calcext:value-type="float">
            <text:p>0,0722679117</text:p>
          </table:table-cell>
          <table:table-cell office:value-type="float" office:value="0.0606360632705197" calcext:value-type="float">
            <text:p>0,0606360633</text:p>
          </table:table-cell>
          <table:table-cell office:value-type="float" office:value="0.0553927534833449" calcext:value-type="float">
            <text:p>0,0553927535</text:p>
          </table:table-cell>
          <table:table-cell office:value-type="float" office:value="0.0545379401759806" calcext:value-type="float">
            <text:p>0,0545379402</text:p>
          </table:table-cell>
          <table:table-cell office:value-type="float" office:value="0.049818060376695" calcext:value-type="float">
            <text:p>0,0498180604</text:p>
          </table:table-cell>
          <table:table-cell office:value-type="float" office:value="0.0501993432771943" calcext:value-type="float">
            <text:p>0,0501993433</text:p>
          </table:table-cell>
          <table:table-cell office:value-type="float" office:value="0.0501767507783684" calcext:value-type="float">
            <text:p>0,0501767508</text:p>
          </table:table-cell>
          <table:table-cell office:value-type="float" office:value="0.0514590861534933" calcext:value-type="float">
            <text:p>0,0514590862</text:p>
          </table:table-cell>
          <table:table-cell office:value-type="float" office:value="0.0501455008641256" calcext:value-type="float">
            <text:p>0,0501455009</text:p>
          </table:table-cell>
          <table:table-cell office:value-type="float" office:value="0.0474277503864708" calcext:value-type="float">
            <text:p>0,0474277504</text:p>
          </table:table-cell>
        </table:table-row>
        <table:table-row table:style-name="ro1">
          <table:table-cell office:value-type="string" calcext:value-type="string">
            <text:p>neutralRecall</text:p>
          </table:table-cell>
          <table:table-cell office:value-type="float" office:value="0.9725" calcext:value-type="float">
            <text:p>0,9725</text:p>
          </table:table-cell>
          <table:table-cell office:value-type="float" office:value="0.9729" calcext:value-type="float">
            <text:p>0,9729</text:p>
          </table:table-cell>
          <table:table-cell office:value-type="float" office:value="0.973499999999999" calcext:value-type="float">
            <text:p>0,9735</text:p>
          </table:table-cell>
          <table:table-cell office:value-type="float" office:value="0.973899999999999" calcext:value-type="float">
            <text:p>0,9739</text:p>
          </table:table-cell>
          <table:table-cell office:value-type="float" office:value="0.9745" calcext:value-type="float">
            <text:p>0,9745</text:p>
          </table:table-cell>
          <table:table-cell office:value-type="float" office:value="0.974599999999999" calcext:value-type="float">
            <text:p>0,9746</text:p>
          </table:table-cell>
          <table:table-cell office:value-type="float" office:value="0.974999999999999" calcext:value-type="float">
            <text:p>0,975</text:p>
          </table:table-cell>
          <table:table-cell office:value-type="float" office:value="0.975299999999999" calcext:value-type="float">
            <text:p>0,9753</text:p>
          </table:table-cell>
          <table:table-cell office:value-type="float" office:value="0.975899999999999" calcext:value-type="float">
            <text:p>0,9759</text:p>
          </table:table-cell>
          <table:table-cell office:value-type="float" office:value="0.976399999999999" calcext:value-type="float">
            <text:p>0,9764</text:p>
          </table:table-cell>
        </table:table-row>
        <table:table-row table:style-name="ro1">
          <table:table-cell office:value-type="string" calcext:value-type="string">
            <text:p>neutralRecall StdDev</text:p>
          </table:table-cell>
          <table:table-cell office:value-type="float" office:value="0.0167799182526512" calcext:value-type="float">
            <text:p>0,0167799183</text:p>
          </table:table-cell>
          <table:table-cell office:value-type="float" office:value="0.0167751018001096" calcext:value-type="float">
            <text:p>0,0167751018</text:p>
          </table:table-cell>
          <table:table-cell office:value-type="float" office:value="0.0169595478308316" calcext:value-type="float">
            <text:p>0,0169595478</text:p>
          </table:table-cell>
          <table:table-cell office:value-type="float" office:value="0.0168111915584875" calcext:value-type="float">
            <text:p>0,0168111916</text:p>
          </table:table-cell>
          <table:table-cell office:value-type="float" office:value="0.0167196128706814" calcext:value-type="float">
            <text:p>0,0167196129</text:p>
          </table:table-cell>
          <table:table-cell office:value-type="float" office:value="0.0166010830850267" calcext:value-type="float">
            <text:p>0,0166010831</text:p>
          </table:table-cell>
          <table:table-cell office:value-type="float" office:value="0.0167271629333244" calcext:value-type="float">
            <text:p>0,0167271629</text:p>
          </table:table-cell>
          <table:table-cell office:value-type="float" office:value="0.0164810880292007" calcext:value-type="float">
            <text:p>0,016481088</text:p>
          </table:table-cell>
          <table:table-cell office:value-type="float" office:value="0.0163975238337619" calcext:value-type="float">
            <text:p>0,0163975238</text:p>
          </table:table-cell>
          <table:table-cell office:value-type="float" office:value="0.0162381269756326" calcext:value-type="float">
            <text:p>0,016238127</text:p>
          </table:table-cell>
        </table:table-row>
        <table:table-row table:style-name="ro1">
          <table:table-cell office:value-type="string" calcext:value-type="string">
            <text:p>neutralPrecision</text:p>
          </table:table-cell>
          <table:table-cell office:value-type="float" office:value="0.87072511902757" calcext:value-type="float">
            <text:p>0,870725119</text:p>
          </table:table-cell>
          <table:table-cell office:value-type="float" office:value="0.890124393523243" calcext:value-type="float">
            <text:p>0,8901243935</text:p>
          </table:table-cell>
          <table:table-cell office:value-type="float" office:value="0.90080669703562" calcext:value-type="float">
            <text:p>0,900806697</text:p>
          </table:table-cell>
          <table:table-cell office:value-type="float" office:value="0.906643110288204" calcext:value-type="float">
            <text:p>0,9066431103</text:p>
          </table:table-cell>
          <table:table-cell office:value-type="float" office:value="0.909967468244881" calcext:value-type="float">
            <text:p>0,9099674682</text:p>
          </table:table-cell>
          <table:table-cell office:value-type="float" office:value="0.913040031933462" calcext:value-type="float">
            <text:p>0,9130400319</text:p>
          </table:table-cell>
          <table:table-cell office:value-type="float" office:value="0.910948481418407" calcext:value-type="float">
            <text:p>0,9109484814</text:p>
          </table:table-cell>
          <table:table-cell office:value-type="float" office:value="0.908027628187864" calcext:value-type="float">
            <text:p>0,9080276282</text:p>
          </table:table-cell>
          <table:table-cell office:value-type="float" office:value="0.910673193062729" calcext:value-type="float">
            <text:p>0,9106731931</text:p>
          </table:table-cell>
          <table:table-cell office:value-type="float" office:value="0.909687425291967" calcext:value-type="float">
            <text:p>0,9096874253</text:p>
          </table:table-cell>
        </table:table-row>
        <table:table-row table:style-name="ro1">
          <table:table-cell office:value-type="string" calcext:value-type="string">
            <text:p>neutralPrecision StdDev</text:p>
          </table:table-cell>
          <table:table-cell office:value-type="float" office:value="0.0414842934925776" calcext:value-type="float">
            <text:p>0,0414842935</text:p>
          </table:table-cell>
          <table:table-cell office:value-type="float" office:value="0.0403077860998342" calcext:value-type="float">
            <text:p>0,0403077861</text:p>
          </table:table-cell>
          <table:table-cell office:value-type="float" office:value="0.0338607620626586" calcext:value-type="float">
            <text:p>0,0338607621</text:p>
          </table:table-cell>
          <table:table-cell office:value-type="float" office:value="0.0261051544041182" calcext:value-type="float">
            <text:p>0,0261051544</text:p>
          </table:table-cell>
          <table:table-cell office:value-type="float" office:value="0.0271120653778365" calcext:value-type="float">
            <text:p>0,0271120654</text:p>
          </table:table-cell>
          <table:table-cell office:value-type="float" office:value="0.0277282537719962" calcext:value-type="float">
            <text:p>0,0277282538</text:p>
          </table:table-cell>
          <table:table-cell office:value-type="float" office:value="0.0277579736747557" calcext:value-type="float">
            <text:p>0,0277579737</text:p>
          </table:table-cell>
          <table:table-cell office:value-type="float" office:value="0.0266742945075877" calcext:value-type="float">
            <text:p>0,0266742945</text:p>
          </table:table-cell>
          <table:table-cell office:value-type="float" office:value="0.0251937903107104" calcext:value-type="float">
            <text:p>0,0251937903</text:p>
          </table:table-cell>
          <table:table-cell office:value-type="float" office:value="0.023453458161976" calcext:value-type="float">
            <text:p>0,0234534582</text:p>
          </table:table-cell>
        </table:table-row>
        <table:table-row table:style-name="ro1">
          <table:table-cell office:value-type="string" calcext:value-type="string">
            <text:p>negativeRecall</text:p>
          </table:table-cell>
          <table:table-cell office:value-type="float" office:value="0.961999999999999" calcext:value-type="float">
            <text:p>0,962</text:p>
          </table:table-cell>
          <table:table-cell office:value-type="float" office:value="0.963099999999999" calcext:value-type="float">
            <text:p>0,9631</text:p>
          </table:table-cell>
          <table:table-cell office:value-type="float" office:value="0.963599999999999" calcext:value-type="float">
            <text:p>0,9636</text:p>
          </table:table-cell>
          <table:table-cell office:value-type="float" office:value="0.963799999999999" calcext:value-type="float">
            <text:p>0,9638</text:p>
          </table:table-cell>
          <table:table-cell office:value-type="float" office:value="0.964399999999999" calcext:value-type="float">
            <text:p>0,9644</text:p>
          </table:table-cell>
          <table:table-cell office:value-type="float" office:value="0.964999999999999" calcext:value-type="float">
            <text:p>0,965</text:p>
          </table:table-cell>
          <table:table-cell office:value-type="float" office:value="0.965499999999999" calcext:value-type="float">
            <text:p>0,9655</text:p>
          </table:table-cell>
          <table:table-cell office:value-type="float" office:value="0.965999999999999" calcext:value-type="float">
            <text:p>0,966</text:p>
          </table:table-cell>
          <table:table-cell office:value-type="float" office:value="0.966399999999999" calcext:value-type="float">
            <text:p>0,9664</text:p>
          </table:table-cell>
          <table:table-cell office:value-type="float" office:value="0.966999999999999" calcext:value-type="float">
            <text:p>0,967</text:p>
          </table:table-cell>
        </table:table-row>
        <table:table-row table:style-name="ro1">
          <table:table-cell office:value-type="string" calcext:value-type="string">
            <text:p>negativeRecall StdDev</text:p>
          </table:table-cell>
          <table:table-cell office:value-type="float" office:value="0.0186406745445209" calcext:value-type="float">
            <text:p>0,0186406745</text:p>
          </table:table-cell>
          <table:table-cell office:value-type="float" office:value="0.0181850754658035" calcext:value-type="float">
            <text:p>0,0181850755</text:p>
          </table:table-cell>
          <table:table-cell office:value-type="float" office:value="0.0177251747010239" calcext:value-type="float">
            <text:p>0,0177251747</text:p>
          </table:table-cell>
          <table:table-cell office:value-type="float" office:value="0.017909988184465" calcext:value-type="float">
            <text:p>0,0179099882</text:p>
          </table:table-cell>
          <table:table-cell office:value-type="float" office:value="0.017770705664041" calcext:value-type="float">
            <text:p>0,0177707057</text:p>
          </table:table-cell>
          <table:table-cell office:value-type="float" office:value="0.0176669525419981" calcext:value-type="float">
            <text:p>0,0176669525</text:p>
          </table:table-cell>
          <table:table-cell office:value-type="float" office:value="0.0173714615610684" calcext:value-type="float">
            <text:p>0,0173714616</text:p>
          </table:table-cell>
          <table:table-cell office:value-type="float" office:value="0.0173496426767268" calcext:value-type="float">
            <text:p>0,0173496427</text:p>
          </table:table-cell>
          <table:table-cell office:value-type="float" office:value="0.0173216744006001" calcext:value-type="float">
            <text:p>0,0173216744</text:p>
          </table:table-cell>
          <table:table-cell office:value-type="float" office:value="0.0170856428594066" calcext:value-type="float">
            <text:p>0,0170856429</text:p>
          </table:table-cell>
        </table:table-row>
        <table:table-row table:style-name="ro1">
          <table:table-cell office:value-type="string" calcext:value-type="string">
            <text:p>negativePrecision</text:p>
          </table:table-cell>
          <table:table-cell office:value-type="float" office:value="0.350325158012519" calcext:value-type="float">
            <text:p>0,350325158</text:p>
          </table:table-cell>
          <table:table-cell office:value-type="float" office:value="0.38651425861768" calcext:value-type="float">
            <text:p>0,3865142586</text:p>
          </table:table-cell>
          <table:table-cell office:value-type="float" office:value="0.416287132906562" calcext:value-type="float">
            <text:p>0,4162871329</text:p>
          </table:table-cell>
          <table:table-cell office:value-type="float" office:value="0.441557303382301" calcext:value-type="float">
            <text:p>0,4415573034</text:p>
          </table:table-cell>
          <table:table-cell office:value-type="float" office:value="0.450630205561511" calcext:value-type="float">
            <text:p>0,4506302056</text:p>
          </table:table-cell>
          <table:table-cell office:value-type="float" office:value="0.466403614149209" calcext:value-type="float">
            <text:p>0,4664036141</text:p>
          </table:table-cell>
          <table:table-cell office:value-type="float" office:value="0.48093477776023" calcext:value-type="float">
            <text:p>0,4809347778</text:p>
          </table:table-cell>
          <table:table-cell office:value-type="float" office:value="0.495477197365749" calcext:value-type="float">
            <text:p>0,4954771974</text:p>
          </table:table-cell>
          <table:table-cell office:value-type="float" office:value="0.502902952038597" calcext:value-type="float">
            <text:p>0,502902952</text:p>
          </table:table-cell>
          <table:table-cell office:value-type="float" office:value="0.513586757375739" calcext:value-type="float">
            <text:p>0,5135867574</text:p>
          </table:table-cell>
        </table:table-row>
        <table:table-row table:style-name="ro1">
          <table:table-cell office:value-type="string" calcext:value-type="string">
            <text:p>negativePrecision StdDev</text:p>
          </table:table-cell>
          <table:table-cell office:value-type="float" office:value="0.0863311495167411" calcext:value-type="float">
            <text:p>0,0863311495</text:p>
          </table:table-cell>
          <table:table-cell office:value-type="float" office:value="0.0762346104342036" calcext:value-type="float">
            <text:p>0,0762346104</text:p>
          </table:table-cell>
          <table:table-cell office:value-type="float" office:value="0.0688968319667058" calcext:value-type="float">
            <text:p>0,068896832</text:p>
          </table:table-cell>
          <table:table-cell office:value-type="float" office:value="0.0620191868540897" calcext:value-type="float">
            <text:p>0,0620191869</text:p>
          </table:table-cell>
          <table:table-cell office:value-type="float" office:value="0.056762286924964" calcext:value-type="float">
            <text:p>0,0567622869</text:p>
          </table:table-cell>
          <table:table-cell office:value-type="float" office:value="0.0533728261884407" calcext:value-type="float">
            <text:p>0,0533728262</text:p>
          </table:table-cell>
          <table:table-cell office:value-type="float" office:value="0.0501599461402875" calcext:value-type="float">
            <text:p>0,0501599461</text:p>
          </table:table-cell>
          <table:table-cell office:value-type="float" office:value="0.0492543396186223" calcext:value-type="float">
            <text:p>0,0492543396</text:p>
          </table:table-cell>
          <table:table-cell office:value-type="float" office:value="0.0463444677061706" calcext:value-type="float">
            <text:p>0,0463444677</text:p>
          </table:table-cell>
          <table:table-cell office:value-type="float" office:value="0.0476215249429766" calcext:value-type="float">
            <text:p>0,0476215249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office:value-type="float" office:value="0.72243394431" calcext:value-type="float">
            <text:p>0,7224339443</text:p>
          </table:table-cell>
          <table:table-cell office:value-type="float" office:value="0.745364161333736" calcext:value-type="float">
            <text:p>0,7453641613</text:p>
          </table:table-cell>
          <table:table-cell office:value-type="float" office:value="0.758464918993689" calcext:value-type="float">
            <text:p>0,758464919</text:p>
          </table:table-cell>
          <table:table-cell office:value-type="float" office:value="0.767944118118562" calcext:value-type="float">
            <text:p>0,7679441181</text:p>
          </table:table-cell>
          <table:table-cell office:value-type="float" office:value="0.772049634545234" calcext:value-type="float">
            <text:p>0,7720496345</text:p>
          </table:table-cell>
          <table:table-cell office:value-type="float" office:value="0.778521995977475" calcext:value-type="float">
            <text:p>0,778521996</text:p>
          </table:table-cell>
          <table:table-cell office:value-type="float" office:value="0.782678865120234" calcext:value-type="float">
            <text:p>0,7826788651</text:p>
          </table:table-cell>
          <table:table-cell office:value-type="float" office:value="0.785674460036558" calcext:value-type="float">
            <text:p>0,78567446</text:p>
          </table:table-cell>
          <table:table-cell office:value-type="float" office:value="0.788709012111206" calcext:value-type="float">
            <text:p>0,7887090121</text:p>
          </table:table-cell>
          <table:table-cell office:value-type="float" office:value="0.79222692682838" calcext:value-type="float">
            <text:p>0,7922269268</text:p>
          </table:table-cell>
        </table:table-row>
        <table:table-row table:style-name="ro1">
          <table:table-cell office:value-type="string" calcext:value-type="string">
            <text:p>f-Measure StdDev</text:p>
          </table:table-cell>
          <table:table-cell office:value-type="float" office:value="0.0214636615706278" calcext:value-type="float">
            <text:p>0,0214636616</text:p>
          </table:table-cell>
          <table:table-cell office:value-type="float" office:value="0.023421377502075" calcext:value-type="float">
            <text:p>0,0234213775</text:p>
          </table:table-cell>
          <table:table-cell office:value-type="float" office:value="0.020369203742164" calcext:value-type="float">
            <text:p>0,0203692037</text:p>
          </table:table-cell>
          <table:table-cell office:value-type="float" office:value="0.0183138005649971" calcext:value-type="float">
            <text:p>0,0183138006</text:p>
          </table:table-cell>
          <table:table-cell office:value-type="float" office:value="0.0183539250702145" calcext:value-type="float">
            <text:p>0,0183539251</text:p>
          </table:table-cell>
          <table:table-cell office:value-type="float" office:value="0.016931616400857" calcext:value-type="float">
            <text:p>0,0169316164</text:p>
          </table:table-cell>
          <table:table-cell office:value-type="float" office:value="0.0179075861524861" calcext:value-type="float">
            <text:p>0,0179075862</text:p>
          </table:table-cell>
          <table:table-cell office:value-type="float" office:value="0.0179724011128072" calcext:value-type="float">
            <text:p>0,0179724011</text:p>
          </table:table-cell>
          <table:table-cell office:value-type="float" office:value="0.0174868235671669" calcext:value-type="float">
            <text:p>0,0174868236</text:p>
          </table:table-cell>
          <table:table-cell office:value-type="float" office:value="0.0168838465969664" calcext:value-type="float">
            <text:p>0,0168838466</text:p>
          </table:table-cell>
        </table:table-row>
        <table:table-row table:style-name="ro1">
          <table:table-cell office:value-type="string" calcext:value-type="string">
            <text:p>cpu-time (for complete test-set)</text:p>
          </table:table-cell>
          <table:table-cell office:value-type="float" office:value="28.10774208" calcext:value-type="float">
            <text:p>28,10774208</text:p>
          </table:table-cell>
          <table:table-cell office:value-type="float" office:value="28.27918583" calcext:value-type="float">
            <text:p>28,27918583</text:p>
          </table:table-cell>
          <table:table-cell office:value-type="float" office:value="28.54833692" calcext:value-type="float">
            <text:p>28,54833692</text:p>
          </table:table-cell>
          <table:table-cell office:value-type="float" office:value="28.58703464" calcext:value-type="float">
            <text:p>28,58703464</text:p>
          </table:table-cell>
          <table:table-cell office:value-type="float" office:value="28.72616965" calcext:value-type="float">
            <text:p>28,72616965</text:p>
          </table:table-cell>
          <table:table-cell office:value-type="float" office:value="28.71201189" calcext:value-type="float">
            <text:p>28,71201189</text:p>
          </table:table-cell>
          <table:table-cell office:value-type="float" office:value="28.96425521" calcext:value-type="float">
            <text:p>28,96425521</text:p>
          </table:table-cell>
          <table:table-cell office:value-type="float" office:value="28.99656595" calcext:value-type="float">
            <text:p>28,99656595</text:p>
          </table:table-cell>
          <table:table-cell office:value-type="float" office:value="29.34733081" calcext:value-type="float">
            <text:p>29,34733081</text:p>
          </table:table-cell>
          <table:table-cell office:value-type="float" office:value="29.56786059" calcext:value-type="float">
            <text:p>29,56786059</text:p>
          </table:table-cell>
        </table:table-row>
        <table:table-row table:style-name="ro1">
          <table:table-cell office:value-type="string" calcext:value-type="string">
            <text:p>cpu-time (for complete test-set) StdDev</text:p>
          </table:table-cell>
          <table:table-cell office:value-type="float" office:value="1.74078147004806" calcext:value-type="float">
            <text:p>1,74078147</text:p>
          </table:table-cell>
          <table:table-cell office:value-type="float" office:value="1.63025746914803" calcext:value-type="float">
            <text:p>1,6302574691</text:p>
          </table:table-cell>
          <table:table-cell office:value-type="float" office:value="2.25724393431545" calcext:value-type="float">
            <text:p>2,2572439343</text:p>
          </table:table-cell>
          <table:table-cell office:value-type="float" office:value="2.03970877128877" calcext:value-type="float">
            <text:p>2,0397087713</text:p>
          </table:table-cell>
          <table:table-cell office:value-type="float" office:value="2.08659924919707" calcext:value-type="float">
            <text:p>2,0865992492</text:p>
          </table:table-cell>
          <table:table-cell office:value-type="float" office:value="2.06277717428205" calcext:value-type="float">
            <text:p>2,0627771743</text:p>
          </table:table-cell>
          <table:table-cell office:value-type="float" office:value="2.33341046131736" calcext:value-type="float">
            <text:p>2,3334104613</text:p>
          </table:table-cell>
          <table:table-cell office:value-type="float" office:value="2.46128956506046" calcext:value-type="float">
            <text:p>2,4612895651</text:p>
          </table:table-cell>
          <table:table-cell office:value-type="float" office:value="2.49019633540867" calcext:value-type="float">
            <text:p>2,4901963354</text:p>
          </table:table-cell>
          <table:table-cell office:value-type="float" office:value="2.21383703171525" calcext:value-type="float">
            <text:p>2,2138370317</text:p>
          </table:table-cell>
        </table:table-row>
        <table:table-row table:style-name="ro1">
          <table:table-cell office:value-type="string" calcext:value-type="string">
            <text:p>training-size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training-size StdDev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-size</text:p>
          </table:table-cell>
          <table:table-cell table:number-columns-repeated="10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est-size StdDev</text:p>
          </table:table-cell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6:15:35.978548189</meta:creation-date>
    <dc:date>2016-09-07T17:37:56.701223247</dc:date>
    <meta:editing-duration>PT1H10M54S</meta:editing-duration>
    <meta:editing-cycles>2</meta:editing-cycles>
    <meta:generator>LibreOffice/4.2.8.2$Linux_X86_64 LibreOffice_project/420m0$Build-2</meta:generator>
    <meta:document-statistic meta:table-count="1" meta:cell-count="5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4:Tabelle1.F4" chart:error-lower-range="Tabelle1.B4:Tabelle1.F4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4:Tabelle1.F4" chart:error-lower-range="Tabelle1.B4:Tabelle1.F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Tabelle1.B47:Tabelle1.K47" chart:error-lower-range="Tabelle1.B47:Tabelle1.K47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47:Tabelle1.K47" chart:error-lower-range="Tabelle1.B47:Tabelle1.K47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Tabelle1.B49:Tabelle1.K49" chart:error-lower-range="Tabelle1.B49:Tabelle1.K49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B49:Tabelle1.K49" chart:error-lower-range="Tabelle1.B49:Tabelle1.K49" char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6:Tabelle1.F6" chart:error-lower-range="Tabelle1.B6:Tabelle1.F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Tabelle1.B6:Tabelle1.F6" chart:error-lower-range="Tabelle1.B6:Tabelle1.F6" char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631cm" svg:height="12.008cm" xlink:href=".." xlink:type="simple" chart:class="chart:line" chart:style-name="ch1">
        <chart:title svg:x="4.784cm" svg:y="0.376cm" chart:style-name="ch2">
          <text:p>Auswirkung des Trainingsatzes auf die Abdeckung</text:p>
        </chart:title>
        <chart:subtitle svg:x="1.596cm" svg:y="1.421cm" chart:style-name="ch3">
          <text:p>additiv steigender Trainingssatz; kein POS-Tagging, feste Testdaten: 300 Stück (100 je Klasse) </text:p>
        </chart:subtitle>
        <chart:legend chart:legend-position="end" svg:x="12.466cm" svg:y="4.164cm" style:legend-expansion="high" chart:style-name="ch4"/>
        <chart:plot-area chart:style-name="ch5" table:cell-range-address="Tabelle1.J1:Tabelle1.J1 Tabelle1.B72:Tabelle1.K72 Tabelle1.A36:Tabelle1.A37 Tabelle1.B3:Tabelle1.F3 Tabelle1.A38:Tabelle1.A39 Tabelle1.B46:Tabelle1.K46 Tabelle1.B48:Tabelle1.K48 Tabelle1.B5:Tabelle1.F5" chart:data-source-has-labels="both" svg:x="1.403cm" svg:y="2.37cm" svg:width="10.671cm" svg:height="8.417cm">
          <chartooo:coordinate-region svg:x="2.501cm" svg:y="2.57cm" svg:width="9.201cm" svg:height="7.57cm"/>
          <chart:axis chart:dimension="x" chart:name="primary-x" chart:style-name="ch6" chartooo:axis-type="auto">
            <chartooo:date-scale/>
            <chart:title svg:x="4.802cm" svg:y="11.027cm" chart:style-name="ch7">
              <text:p>Anzahl der Trainingsdaten</text:p>
            </chart:title>
            <chart:categories table:cell-range-address="Tabelle1.B72:Tabelle1.K72"/>
          </chart:axis>
          <chart:axis chart:dimension="y" chart:name="primary-y" chart:style-name="ch6">
            <chart:title svg:x="0.451cm" svg:y="7.813cm" chart:style-name="ch8">
              <text:p>Abdeckung in %</text:p>
            </chart:title>
            <chart:grid chart:style-name="ch9" chart:class="major"/>
          </chart:axis>
          <chart:series chart:style-name="ch10" chart:values-cell-range-address="Tabelle1.B3:Tabelle1.F3" chart:label-cell-address="Tabelle1.A36:Tabelle1.A36" chart:class="chart:line">
            <chart:error-indicator chart:style-name="ch11" chart:dimension="y"/>
            <chart:data-point chart:repeated="5"/>
          </chart:series>
          <chart:series chart:style-name="ch12" chart:values-cell-range-address="Tabelle1.B46:Tabelle1.K46" chart:label-cell-address="Tabelle1.A38:Tabelle1.A38" chart:class="chart:line">
            <chart:error-indicator chart:style-name="ch13" chart:dimension="y"/>
            <chart:data-point chart:repeated="10"/>
          </chart:series>
          <chart:series chart:style-name="ch14" chart:values-cell-range-address="Tabelle1.B48:Tabelle1.K48" chart:label-cell-address="Tabelle1.A39:Tabelle1.A39" chart:class="chart:line">
            <chart:error-indicator chart:style-name="ch15" chart:dimension="y"/>
            <chart:data-point chart:repeated="10"/>
          </chart:series>
          <chart:series chart:style-name="ch16" chart:values-cell-range-address="Tabelle1.B5:Tabelle1.F5" chart:label-cell-address="Tabelle1.A37:Tabelle1.A37" chart:class="chart:line">
            <chart:error-indicator chart:style-name="ch17" chart:dimension="y"/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Tabelle1.B72:Tabelle1.K72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1400">
                <text:p>1400</text:p>
              </table:table-cell>
              <table:table-cell office:value-type="float" office:value="1600">
                <text:p>1600</text:p>
              </table:table-cell>
              <table:table-cell office:value-type="float" office:value="1800">
                <text:p>1800</text:p>
              </table:table-cell>
              <table:table-cell office:value-type="float" office:value="2059">
                <text:p>2060</text:p>
              </table:table-cell>
            </table:table-row>
          </table:table-header-rows>
          <table:table-rows>
            <table:table-row>
              <table:table-cell office:value-type="string">
                <text:p>Makro-avg. Gesamt bei gleichverteilte Trainingsdaten</text:p>
                <draw:g>
                  <svg:desc>Tabelle1.A36:Tabelle1.A36</svg:desc>
                </draw:g>
              </table:table-cell>
              <table:table-cell office:value-type="float" office:value="0.963499999999999">
                <text:p>0.963499999999999</text:p>
                <draw:g>
                  <svg:desc>Tabelle1.B3:Tabelle1.F3</svg:desc>
                </draw:g>
              </table:table-cell>
              <table:table-cell office:value-type="float" office:value="0.964966666666666">
                <text:p>0.964966666666666</text:p>
              </table:table-cell>
              <table:table-cell office:value-type="float" office:value="0.966">
                <text:p>0.966</text:p>
              </table:table-cell>
              <table:table-cell office:value-type="float" office:value="0.966833333333333">
                <text:p>0.966833333333333</text:p>
              </table:table-cell>
              <table:table-cell office:value-type="float" office:value="0.967433333333333">
                <text:p>0.967433333333333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103948424576526">
                <text:p>0.0103948424576526</text:p>
                <draw:g>
                  <svg:desc>Tabelle1.B4:Tabelle1.F4</svg:desc>
                </draw:g>
              </table:table-cell>
              <table:table-cell office:value-type="float" office:value="0.0107777777777778">
                <text:p>0.0107777777777778</text:p>
              </table:table-cell>
              <table:table-cell office:value-type="float" office:value="0.0108556491213155">
                <text:p>0.0108556491213155</text:p>
              </table:table-cell>
              <table:table-cell office:value-type="float" office:value="0.0106508194570475">
                <text:p>0.0106508194570475</text:p>
              </table:table-cell>
              <table:table-cell office:value-type="float" office:value="0.0104645733393179">
                <text:p>0.0104645733393179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103948424576526">
                <text:p>0.0103948424576526</text:p>
                <draw:g>
                  <svg:desc>Tabelle1.B4:Tabelle1.F4</svg:desc>
                </draw:g>
              </table:table-cell>
              <table:table-cell office:value-type="float" office:value="0.0107777777777778">
                <text:p>0.0107777777777778</text:p>
              </table:table-cell>
              <table:table-cell office:value-type="float" office:value="0.0108556491213155">
                <text:p>0.0108556491213155</text:p>
              </table:table-cell>
              <table:table-cell office:value-type="float" office:value="0.0106508194570475">
                <text:p>0.0106508194570475</text:p>
              </table:table-cell>
              <table:table-cell office:value-type="float" office:value="0.0104645733393179">
                <text:p>0.0104645733393179</text:p>
              </table:table-cell>
            </table:table-row>
            <table:table-row>
              <table:table-cell office:value-type="string">
                <text:p>Makro-avg. Gesamt bei ungleichverteilten Trainingsdaten</text:p>
                <draw:g>
                  <svg:desc>Tabelle1.A38:Tabelle1.A38</svg:desc>
                </draw:g>
              </table:table-cell>
              <table:table-cell office:value-type="float" office:value="0.960066666666666">
                <text:p>0.960066666666666</text:p>
                <draw:g>
                  <svg:desc>Tabelle1.B46:Tabelle1.K46</svg:desc>
                </draw:g>
              </table:table-cell>
              <table:table-cell office:value-type="float" office:value="0.9612">
                <text:p>0.9612</text:p>
              </table:table-cell>
              <table:table-cell office:value-type="float" office:value="0.962133333333332">
                <text:p>0.962133333333332</text:p>
              </table:table-cell>
              <table:table-cell office:value-type="float" office:value="0.962933333333333">
                <text:p>0.962933333333333</text:p>
              </table:table-cell>
              <table:table-cell office:value-type="float" office:value="0.963666666666666">
                <text:p>0.963666666666666</text:p>
              </table:table-cell>
              <table:table-cell office:value-type="float" office:value="0.9644">
                <text:p>0.9644</text:p>
              </table:table-cell>
              <table:table-cell office:value-type="float" office:value="0.965066666666667">
                <text:p>0.965066666666667</text:p>
              </table:table-cell>
              <table:table-cell office:value-type="float" office:value="0.965666666666667">
                <text:p>0.965666666666667</text:p>
              </table:table-cell>
              <table:table-cell office:value-type="float" office:value="0.9662">
                <text:p>0.9662</text:p>
              </table:table-cell>
              <table:table-cell office:value-type="float" office:value="0.966966666666666">
                <text:p>0.966966666666666</text:p>
              </table:table-cell>
            </table:table-row>
            <table:table-row>
              <table:table-cell office:value-type="string">
                <text:p>Zeile 47</text:p>
                <draw:g>
                  <svg:desc/>
                </draw:g>
              </table:table-cell>
              <table:table-cell office:value-type="float" office:value="0.00981283888375191">
                <text:p>0.00981283888375191</text:p>
                <draw:g>
                  <svg:desc>Tabelle1.B47:Tabelle1.K47</svg:desc>
                </draw:g>
              </table:table-cell>
              <table:table-cell office:value-type="float" office:value="0.00961106732050512">
                <text:p>0.00961106732050512</text:p>
              </table:table-cell>
              <table:table-cell office:value-type="float" office:value="0.00957597067486533">
                <text:p>0.00957597067486533</text:p>
              </table:table-cell>
              <table:table-cell office:value-type="float" office:value="0.00967809611092031">
                <text:p>0.00967809611092031</text:p>
              </table:table-cell>
              <table:table-cell office:value-type="float" office:value="0.00939828291024774">
                <text:p>0.00939828291024774</text:p>
              </table:table-cell>
              <table:table-cell office:value-type="float" office:value="0.00933092802098935">
                <text:p>0.00933092802098935</text:p>
              </table:table-cell>
              <table:table-cell office:value-type="float" office:value="0.00931407344212495">
                <text:p>0.00931407344212495</text:p>
              </table:table-cell>
              <table:table-cell office:value-type="float" office:value="0.00919302912601632">
                <text:p>0.00919302912601632</text:p>
              </table:table-cell>
              <table:table-cell office:value-type="float" office:value="0.00924804708355814">
                <text:p>0.00924804708355814</text:p>
              </table:table-cell>
              <table:table-cell office:value-type="float" office:value="0.00873728031712771">
                <text:p>0.00873728031712771</text:p>
              </table:table-cell>
            </table:table-row>
            <table:table-row>
              <table:table-cell office:value-type="string">
                <text:p>Zeile 47</text:p>
                <draw:g>
                  <svg:desc/>
                </draw:g>
              </table:table-cell>
              <table:table-cell office:value-type="float" office:value="0.00981283888375191">
                <text:p>0.00981283888375191</text:p>
                <draw:g>
                  <svg:desc>Tabelle1.B47:Tabelle1.K47</svg:desc>
                </draw:g>
              </table:table-cell>
              <table:table-cell office:value-type="float" office:value="0.00961106732050512">
                <text:p>0.00961106732050512</text:p>
              </table:table-cell>
              <table:table-cell office:value-type="float" office:value="0.00957597067486533">
                <text:p>0.00957597067486533</text:p>
              </table:table-cell>
              <table:table-cell office:value-type="float" office:value="0.00967809611092031">
                <text:p>0.00967809611092031</text:p>
              </table:table-cell>
              <table:table-cell office:value-type="float" office:value="0.00939828291024774">
                <text:p>0.00939828291024774</text:p>
              </table:table-cell>
              <table:table-cell office:value-type="float" office:value="0.00933092802098935">
                <text:p>0.00933092802098935</text:p>
              </table:table-cell>
              <table:table-cell office:value-type="float" office:value="0.00931407344212495">
                <text:p>0.00931407344212495</text:p>
              </table:table-cell>
              <table:table-cell office:value-type="float" office:value="0.00919302912601632">
                <text:p>0.00919302912601632</text:p>
              </table:table-cell>
              <table:table-cell office:value-type="float" office:value="0.00924804708355814">
                <text:p>0.00924804708355814</text:p>
              </table:table-cell>
              <table:table-cell office:value-type="float" office:value="0.00873728031712771">
                <text:p>0.00873728031712771</text:p>
              </table:table-cell>
            </table:table-row>
            <table:table-row>
              <table:table-cell office:value-type="string">
                <text:p>Macro-avg. Pos/Neg bei ungleichverteilten Trainingsdaten</text:p>
                <draw:g>
                  <svg:desc>Tabelle1.A39:Tabelle1.A39</svg:desc>
                </draw:g>
              </table:table-cell>
              <table:table-cell office:value-type="float" office:value="0.95385">
                <text:p>0.95385</text:p>
                <draw:g>
                  <svg:desc>Tabelle1.B48:Tabelle1.K48</svg:desc>
                </draw:g>
              </table:table-cell>
              <table:table-cell office:value-type="float" office:value="0.95535">
                <text:p>0.95535</text:p>
              </table:table-cell>
              <table:table-cell office:value-type="float" office:value="0.95645">
                <text:p>0.95645</text:p>
              </table:table-cell>
              <table:table-cell office:value-type="float" office:value="0.95745">
                <text:p>0.95745</text:p>
              </table:table-cell>
              <table:table-cell office:value-type="float" office:value="0.95825">
                <text:p>0.95825</text:p>
              </table:table-cell>
              <table:table-cell office:value-type="float" office:value="0.959299999999999">
                <text:p>0.959299999999999</text:p>
              </table:table-cell>
              <table:table-cell office:value-type="float" office:value="0.960099999999999">
                <text:p>0.960099999999999</text:p>
              </table:table-cell>
              <table:table-cell office:value-type="float" office:value="0.960849999999999">
                <text:p>0.960849999999999</text:p>
              </table:table-cell>
              <table:table-cell office:value-type="float" office:value="0.96135">
                <text:p>0.96135</text:p>
              </table:table-cell>
              <table:table-cell office:value-type="float" office:value="0.96225">
                <text:p>0.96225</text:p>
              </table:table-cell>
            </table:table-row>
            <table:table-row>
              <table:table-cell office:value-type="string">
                <text:p>Zeile 49</text:p>
                <draw:g>
                  <svg:desc/>
                </draw:g>
              </table:table-cell>
              <table:table-cell office:value-type="float" office:value="0.0123675814412952">
                <text:p>0.0123675814412952</text:p>
                <draw:g>
                  <svg:desc>Tabelle1.B49:Tabelle1.K49</svg:desc>
                </draw:g>
              </table:table-cell>
              <table:table-cell office:value-type="float" office:value="0.0119183883053867">
                <text:p>0.0119183883053867</text:p>
              </table:table-cell>
              <table:table-cell office:value-type="float" office:value="0.0121500509206232">
                <text:p>0.0121500509206232</text:p>
              </table:table-cell>
              <table:table-cell office:value-type="float" office:value="0.0121334124206547">
                <text:p>0.0121334124206547</text:p>
              </table:table-cell>
              <table:table-cell office:value-type="float" office:value="0.0117502417770096">
                <text:p>0.0117502417770096</text:p>
              </table:table-cell>
              <table:table-cell office:value-type="float" office:value="0.0115255535154883">
                <text:p>0.0115255535154883</text:p>
              </table:table-cell>
              <table:table-cell office:value-type="float" office:value="0.0115902257671425">
                <text:p>0.0115902257671425</text:p>
              </table:table-cell>
              <table:table-cell office:value-type="float" office:value="0.0114604061486018">
                <text:p>0.0114604061486018</text:p>
              </table:table-cell>
              <table:table-cell office:value-type="float" office:value="0.0116092744185523">
                <text:p>0.0116092744185523</text:p>
              </table:table-cell>
              <table:table-cell office:value-type="float" office:value="0.0110639783153085">
                <text:p>0.0110639783153085</text:p>
              </table:table-cell>
            </table:table-row>
            <table:table-row>
              <table:table-cell office:value-type="string">
                <text:p>Zeile 49</text:p>
                <draw:g>
                  <svg:desc/>
                </draw:g>
              </table:table-cell>
              <table:table-cell office:value-type="float" office:value="0.0123675814412952">
                <text:p>0.0123675814412952</text:p>
                <draw:g>
                  <svg:desc>Tabelle1.B49:Tabelle1.K49</svg:desc>
                </draw:g>
              </table:table-cell>
              <table:table-cell office:value-type="float" office:value="0.0119183883053867">
                <text:p>0.0119183883053867</text:p>
              </table:table-cell>
              <table:table-cell office:value-type="float" office:value="0.0121500509206232">
                <text:p>0.0121500509206232</text:p>
              </table:table-cell>
              <table:table-cell office:value-type="float" office:value="0.0121334124206547">
                <text:p>0.0121334124206547</text:p>
              </table:table-cell>
              <table:table-cell office:value-type="float" office:value="0.0117502417770096">
                <text:p>0.0117502417770096</text:p>
              </table:table-cell>
              <table:table-cell office:value-type="float" office:value="0.0115255535154883">
                <text:p>0.0115255535154883</text:p>
              </table:table-cell>
              <table:table-cell office:value-type="float" office:value="0.0115902257671425">
                <text:p>0.0115902257671425</text:p>
              </table:table-cell>
              <table:table-cell office:value-type="float" office:value="0.0114604061486018">
                <text:p>0.0114604061486018</text:p>
              </table:table-cell>
              <table:table-cell office:value-type="float" office:value="0.0116092744185523">
                <text:p>0.0116092744185523</text:p>
              </table:table-cell>
              <table:table-cell office:value-type="float" office:value="0.0110639783153085">
                <text:p>0.0110639783153085</text:p>
              </table:table-cell>
            </table:table-row>
            <table:table-row>
              <table:table-cell office:value-type="string">
                <text:p>Macro-avg. Pos/Neg bei gleichverteilte Trainingsdaten</text:p>
                <draw:g>
                  <svg:desc>Tabelle1.A37:Tabelle1.A37</svg:desc>
                </draw:g>
              </table:table-cell>
              <table:table-cell office:value-type="float" office:value="0.961">
                <text:p>0.961</text:p>
                <draw:g>
                  <svg:desc>Tabelle1.B5:Tabelle1.F5</svg:desc>
                </draw:g>
              </table:table-cell>
              <table:table-cell office:value-type="float" office:value="0.9629">
                <text:p>0.9629</text:p>
              </table:table-cell>
              <table:table-cell office:value-type="float" office:value="0.9643">
                <text:p>0.9643</text:p>
              </table:table-cell>
              <table:table-cell office:value-type="float" office:value="0.96545">
                <text:p>0.96545</text:p>
              </table:table-cell>
              <table:table-cell office:value-type="float" office:value="0.9661">
                <text:p>0.9661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0112141685272505">
                <text:p>0.0112141685272505</text:p>
                <draw:g>
                  <svg:desc>Tabelle1.B6:Tabelle1.F6</svg:desc>
                </draw:g>
              </table:table-cell>
              <table:table-cell office:value-type="float" office:value="0.0116813760086107">
                <text:p>0.0116813760086107</text:p>
              </table:table-cell>
              <table:table-cell office:value-type="float" office:value="0.0117210852050413">
                <text:p>0.0117210852050413</text:p>
              </table:table-cell>
              <table:table-cell office:value-type="float" office:value="0.0113283188550115">
                <text:p>0.0113283188550115</text:p>
              </table:table-cell>
              <table:table-cell office:value-type="float" office:value="0.0111595409195609">
                <text:p>0.0111595409195609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0112141685272505">
                <text:p>0.0112141685272505</text:p>
                <draw:g>
                  <svg:desc>Tabelle1.B6:Tabelle1.F6</svg:desc>
                </draw:g>
              </table:table-cell>
              <table:table-cell office:value-type="float" office:value="0.0116813760086107">
                <text:p>0.0116813760086107</text:p>
              </table:table-cell>
              <table:table-cell office:value-type="float" office:value="0.0117210852050413">
                <text:p>0.0117210852050413</text:p>
              </table:table-cell>
              <table:table-cell office:value-type="float" office:value="0.0113283188550115">
                <text:p>0.0113283188550115</text:p>
              </table:table-cell>
              <table:table-cell office:value-type="float" office:value="0.0111595409195609">
                <text:p>0.0111595409195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10:Tabelle1.F10" chart:error-lower-range="Tabelle1.B10:Tabelle1.F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10:Tabelle1.F10" chart:error-lower-range="Tabelle1.B10:Tabelle1.F10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Tabelle1.B53:Tabelle1.K53" chart:error-lower-range="Tabelle1.B53:Tabelle1.K53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53:Tabelle1.K53" chart:error-lower-range="Tabelle1.B53:Tabelle1.K53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Tabelle1.B55:Tabelle1.K55" chart:error-lower-range="Tabelle1.B55:Tabelle1.K55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B55:Tabelle1.K55" chart:error-lower-range="Tabelle1.B55:Tabelle1.K55" char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12:Tabelle1.F12" chart:error-lower-range="Tabelle1.B12:Tabelle1.F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Tabelle1.B12:Tabelle1.F12" chart:error-lower-range="Tabelle1.B12:Tabelle1.F12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655cm" svg:height="12.041cm" xlink:href=".." xlink:type="simple" chart:class="chart:line" chart:style-name="ch1">
        <chart:title svg:x="4.637cm" svg:y="0.376cm" chart:style-name="ch2">
          <text:p>Aufwirkung des Trainingssatzes auf die Genuaigkeit</text:p>
        </chart:title>
        <chart:subtitle svg:x="1.224cm" svg:y="1.421cm" chart:style-name="ch3">
          <text:p>additiv steigender Trainingssatz, kein POS-Tagging, fester Testdatensatz: 300 Stück (100 je Klasse)</text:p>
        </chart:subtitle>
        <chart:legend chart:legend-position="end" svg:x="12.49cm" svg:y="3.732cm" style:legend-expansion="high" chart:style-name="ch4"/>
        <chart:plot-area chart:style-name="ch5" table:cell-range-address="Tabelle1.B40:Tabelle1.K41 Tabelle1.A35:Tabelle1.A37 Tabelle1.B9:Tabelle1.F9 Tabelle1.A38:Tabelle1.A39 Tabelle1.B52:Tabelle1.K52 Tabelle1.B54:Tabelle1.K54 Tabelle1.B11:Tabelle1.F11" chart:data-source-has-labels="both" svg:x="1.404cm" svg:y="2.37cm" svg:width="10.693cm" svg:height="8.45cm">
          <chartooo:coordinate-region svg:x="2.131cm" svg:y="2.569cm" svg:width="9.594cm" svg:height="7.604cm"/>
          <chart:axis chart:dimension="x" chart:name="primary-x" chart:style-name="ch6" chartooo:axis-type="auto">
            <chartooo:date-scale/>
            <chart:title svg:x="4.814cm" svg:y="11.06cm" chart:style-name="ch7">
              <text:p>Anzahl der Trainingsdaten</text:p>
            </chart:title>
            <chart:categories table:cell-range-address="Tabelle1.B41:Tabelle1.K41"/>
          </chart:axis>
          <chart:axis chart:dimension="y" chart:name="primary-y" chart:style-name="ch6">
            <chart:title svg:x="0.451cm" svg:y="7.883cm" chart:style-name="ch8">
              <text:p>Genauigkeit in %</text:p>
            </chart:title>
            <chart:grid chart:style-name="ch9" chart:class="major"/>
          </chart:axis>
          <chart:series chart:style-name="ch10" chart:values-cell-range-address="Tabelle1.B9:Tabelle1.F9" chart:label-cell-address="Tabelle1.A36:Tabelle1.A36" chart:class="chart:line">
            <chart:error-indicator chart:style-name="ch11" chart:dimension="y"/>
            <chart:data-point chart:repeated="5"/>
          </chart:series>
          <chart:series chart:style-name="ch12" chart:values-cell-range-address="Tabelle1.B52:Tabelle1.K52" chart:label-cell-address="Tabelle1.A38:Tabelle1.A38" chart:class="chart:line">
            <chart:error-indicator chart:style-name="ch13" chart:dimension="y"/>
            <chart:data-point chart:repeated="10"/>
          </chart:series>
          <chart:series chart:style-name="ch14" chart:values-cell-range-address="Tabelle1.B54:Tabelle1.K54" chart:label-cell-address="Tabelle1.A39:Tabelle1.A39" chart:class="chart:line">
            <chart:error-indicator chart:style-name="ch15" chart:dimension="y"/>
            <chart:data-point chart:repeated="10"/>
          </chart:series>
          <chart:series chart:style-name="ch16" chart:values-cell-range-address="Tabelle1.B40:Tabelle1.K40" chart:label-cell-address="Tabelle1.A35:Tabelle1.A35" chart:class="chart:line">
            <chart:data-point chart:repeated="10"/>
          </chart:series>
          <chart:series chart:style-name="ch17" chart:values-cell-range-address="Tabelle1.B11:Tabelle1.F11" chart:label-cell-address="Tabelle1.A37:Tabelle1.A37" chart:class="chart:line">
            <chart:error-indicator chart:style-name="ch18" chart:dimension="y"/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Tabelle1.B41:Tabelle1.K41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1400">
                <text:p>1400</text:p>
              </table:table-cell>
              <table:table-cell office:value-type="float" office:value="1600">
                <text:p>1600</text:p>
              </table:table-cell>
              <table:table-cell office:value-type="float" office:value="1800">
                <text:p>1800</text:p>
              </table:table-cell>
              <table:table-cell office:value-type="float" office:value="2059">
                <text:p>2060</text:p>
              </table:table-cell>
            </table:table-row>
          </table:table-header-rows>
          <table:table-rows>
            <table:table-row>
              <table:table-cell office:value-type="string">
                <text:p>Makro-avg. Gesamt bei gleichverteilte Trainingsdaten</text:p>
                <draw:g>
                  <svg:desc>Tabelle1.A36:Tabelle1.A36</svg:desc>
                </draw:g>
              </table:table-cell>
              <table:table-cell office:value-type="float" office:value="0.645189589106875">
                <text:p>0.645189589106875</text:p>
                <draw:g>
                  <svg:desc>Tabelle1.B9:Tabelle1.F9</svg:desc>
                </draw:g>
              </table:table-cell>
              <table:table-cell office:value-type="float" office:value="0.67839085649922">
                <text:p>0.67839085649922</text:p>
              </table:table-cell>
              <table:table-cell office:value-type="float" office:value="0.697826053203986">
                <text:p>0.697826053203986</text:p>
              </table:table-cell>
              <table:table-cell office:value-type="float" office:value="0.709431523734911">
                <text:p>0.709431523734911</text:p>
              </table:table-cell>
              <table:table-cell office:value-type="float" office:value="0.71896781627113">
                <text:p>0.71896781627113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0.0295372068017274">
                <text:p>0.0295372068017274</text:p>
                <draw:g>
                  <svg:desc>Tabelle1.B10:Tabelle1.F10</svg:desc>
                </draw:g>
              </table:table-cell>
              <table:table-cell office:value-type="float" office:value="0.0283105203379804">
                <text:p>0.0283105203379804</text:p>
              </table:table-cell>
              <table:table-cell office:value-type="float" office:value="0.0256166398269822">
                <text:p>0.0256166398269822</text:p>
              </table:table-cell>
              <table:table-cell office:value-type="float" office:value="0.0251278562213627">
                <text:p>0.0251278562213627</text:p>
              </table:table-cell>
              <table:table-cell office:value-type="float" office:value="0.0242022933314484">
                <text:p>0.0242022933314484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0.0295372068017274">
                <text:p>0.0295372068017274</text:p>
                <draw:g>
                  <svg:desc>Tabelle1.B10:Tabelle1.F10</svg:desc>
                </draw:g>
              </table:table-cell>
              <table:table-cell office:value-type="float" office:value="0.0283105203379804">
                <text:p>0.0283105203379804</text:p>
              </table:table-cell>
              <table:table-cell office:value-type="float" office:value="0.0256166398269822">
                <text:p>0.0256166398269822</text:p>
              </table:table-cell>
              <table:table-cell office:value-type="float" office:value="0.0251278562213627">
                <text:p>0.0251278562213627</text:p>
              </table:table-cell>
              <table:table-cell office:value-type="float" office:value="0.0242022933314484">
                <text:p>0.0242022933314484</text:p>
              </table:table-cell>
            </table:table-row>
            <table:table-row>
              <table:table-cell office:value-type="string">
                <text:p>Makro-avg. Gesamt bei ungleichverteilten Trainingsdaten</text:p>
                <draw:g>
                  <svg:desc>Tabelle1.A38:Tabelle1.A38</svg:desc>
                </draw:g>
              </table:table-cell>
              <table:table-cell office:value-type="float" office:value="0.578268614664777">
                <text:p>0.578268614664777</text:p>
                <draw:g>
                  <svg:desc>Tabelle1.B52:Tabelle1.K52</svg:desc>
                </draw:g>
              </table:table-cell>
              <table:table-cell office:value-type="float" office:value="0.608014205629754">
                <text:p>0.608014205629754</text:p>
              </table:table-cell>
              <table:table-cell office:value-type="float" office:value="0.625234725016625">
                <text:p>0.625234725016625</text:p>
              </table:table-cell>
              <table:table-cell office:value-type="float" office:value="0.637899633026228">
                <text:p>0.637899633026228</text:p>
              </table:table-cell>
              <table:table-cell office:value-type="float" office:value="0.64323009960773">
                <text:p>0.64323009960773</text:p>
              </table:table-cell>
              <table:table-cell office:value-type="float" office:value="0.651982279799253">
                <text:p>0.651982279799253</text:p>
              </table:table-cell>
              <table:table-cell office:value-type="float" office:value="0.657591055545443">
                <text:p>0.657591055545443</text:p>
              </table:table-cell>
              <table:table-cell office:value-type="float" office:value="0.66159040376598">
                <text:p>0.66159040376598</text:p>
              </table:table-cell>
              <table:table-cell office:value-type="float" office:value="0.665639260512117">
                <text:p>0.665639260512117</text:p>
              </table:table-cell>
              <table:table-cell office:value-type="float" office:value="0.67033553889997">
                <text:p>0.67033553889997</text:p>
              </table:table-cell>
            </table:table-row>
            <table:table-row>
              <table:table-cell office:value-type="string">
                <text:p>Zeile 53</text:p>
                <draw:g>
                  <svg:desc/>
                </draw:g>
              </table:table-cell>
              <table:table-cell office:value-type="float" office:value="0.0285863473274508">
                <text:p>0.0285863473274508</text:p>
                <draw:g>
                  <svg:desc>Tabelle1.B53:Tabelle1.K53</svg:desc>
                </draw:g>
              </table:table-cell>
              <table:table-cell office:value-type="float" office:value="0.0309828747582694">
                <text:p>0.0309828747582694</text:p>
              </table:table-cell>
              <table:table-cell office:value-type="float" office:value="0.0276780453831146">
                <text:p>0.0276780453831146</text:p>
              </table:table-cell>
              <table:table-cell office:value-type="float" office:value="0.0262092489116018">
                <text:p>0.0262092489116018</text:p>
              </table:table-cell>
              <table:table-cell office:value-type="float" office:value="0.0255471452305784">
                <text:p>0.0255471452305784</text:p>
              </table:table-cell>
              <table:table-cell office:value-type="float" office:value="0.0238933702957405">
                <text:p>0.0238933702957405</text:p>
              </table:table-cell>
              <table:table-cell office:value-type="float" office:value="0.0252402779824508">
                <text:p>0.0252402779824508</text:p>
              </table:table-cell>
              <table:table-cell office:value-type="float" office:value="0.0256137611014613">
                <text:p>0.0256137611014613</text:p>
              </table:table-cell>
              <table:table-cell office:value-type="float" office:value="0.0250011198309423">
                <text:p>0.0250011198309423</text:p>
              </table:table-cell>
              <table:table-cell office:value-type="float" office:value="0.0241401340432318">
                <text:p>0.0241401340432318</text:p>
              </table:table-cell>
            </table:table-row>
            <table:table-row>
              <table:table-cell office:value-type="string">
                <text:p>Zeile 53</text:p>
                <draw:g>
                  <svg:desc/>
                </draw:g>
              </table:table-cell>
              <table:table-cell office:value-type="float" office:value="0.0285863473274508">
                <text:p>0.0285863473274508</text:p>
                <draw:g>
                  <svg:desc>Tabelle1.B53:Tabelle1.K53</svg:desc>
                </draw:g>
              </table:table-cell>
              <table:table-cell office:value-type="float" office:value="0.0309828747582694">
                <text:p>0.0309828747582694</text:p>
              </table:table-cell>
              <table:table-cell office:value-type="float" office:value="0.0276780453831146">
                <text:p>0.0276780453831146</text:p>
              </table:table-cell>
              <table:table-cell office:value-type="float" office:value="0.0262092489116018">
                <text:p>0.0262092489116018</text:p>
              </table:table-cell>
              <table:table-cell office:value-type="float" office:value="0.0255471452305784">
                <text:p>0.0255471452305784</text:p>
              </table:table-cell>
              <table:table-cell office:value-type="float" office:value="0.0238933702957405">
                <text:p>0.0238933702957405</text:p>
              </table:table-cell>
              <table:table-cell office:value-type="float" office:value="0.0252402779824508">
                <text:p>0.0252402779824508</text:p>
              </table:table-cell>
              <table:table-cell office:value-type="float" office:value="0.0256137611014613">
                <text:p>0.0256137611014613</text:p>
              </table:table-cell>
              <table:table-cell office:value-type="float" office:value="0.0250011198309423">
                <text:p>0.0250011198309423</text:p>
              </table:table-cell>
              <table:table-cell office:value-type="float" office:value="0.0241401340432318">
                <text:p>0.0241401340432318</text:p>
              </table:table-cell>
            </table:table-row>
            <table:table-row>
              <table:table-cell office:value-type="string">
                <text:p>Macro-avg. Pos/Neg bei ungleichverteilten Trainingsdaten</text:p>
                <draw:g>
                  <svg:desc>Tabelle1.A39:Tabelle1.A39</svg:desc>
                </draw:g>
              </table:table-cell>
              <table:table-cell office:value-type="float" office:value="0.432040362483381">
                <text:p>0.432040362483381</text:p>
                <draw:g>
                  <svg:desc>Tabelle1.B54:Tabelle1.K54</svg:desc>
                </draw:g>
              </table:table-cell>
              <table:table-cell office:value-type="float" office:value="0.466959111683009">
                <text:p>0.466959111683009</text:p>
              </table:table-cell>
              <table:table-cell office:value-type="float" office:value="0.487448739007128">
                <text:p>0.487448739007128</text:p>
              </table:table-cell>
              <table:table-cell office:value-type="float" office:value="0.503527894395239">
                <text:p>0.503527894395239</text:p>
              </table:table-cell>
              <table:table-cell office:value-type="float" office:value="0.509861415289154">
                <text:p>0.509861415289154</text:p>
              </table:table-cell>
              <table:table-cell office:value-type="float" office:value="0.521453403732148">
                <text:p>0.521453403732148</text:p>
              </table:table-cell>
              <table:table-cell office:value-type="float" office:value="0.530912342608961">
                <text:p>0.530912342608961</text:p>
              </table:table-cell>
              <table:table-cell office:value-type="float" office:value="0.538371791555038">
                <text:p>0.538371791555038</text:p>
              </table:table-cell>
              <table:table-cell office:value-type="float" office:value="0.54312229423681">
                <text:p>0.54312229423681</text:p>
              </table:table-cell>
              <table:table-cell office:value-type="float" office:value="0.550659595703971">
                <text:p>0.550659595703971</text:p>
              </table:table-cell>
            </table:table-row>
            <table:table-row>
              <table:table-cell office:value-type="string">
                <text:p>Zeile 55</text:p>
                <draw:g>
                  <svg:desc/>
                </draw:g>
              </table:table-cell>
              <table:table-cell office:value-type="float" office:value="0.0472908955431254">
                <text:p>0.0472908955431254</text:p>
                <draw:g>
                  <svg:desc>Tabelle1.B55:Tabelle1.K55</svg:desc>
                </draw:g>
              </table:table-cell>
              <table:table-cell office:value-type="float" office:value="0.0485477287484132">
                <text:p>0.0485477287484132</text:p>
              </table:table-cell>
              <table:table-cell office:value-type="float" office:value="0.0415544562816877">
                <text:p>0.0415544562816877</text:p>
              </table:table-cell>
              <table:table-cell office:value-type="float" office:value="0.0392998259773986">
                <text:p>0.0392998259773986</text:p>
              </table:table-cell>
              <table:table-cell office:value-type="float" office:value="0.0359214719128633">
                <text:p>0.0359214719128633</text:p>
              </table:table-cell>
              <table:table-cell office:value-type="float" office:value="0.0342808642571607">
                <text:p>0.0342808642571607</text:p>
              </table:table-cell>
              <table:table-cell office:value-type="float" office:value="0.0345786697512541">
                <text:p>0.0345786697512541</text:p>
              </table:table-cell>
              <table:table-cell office:value-type="float" office:value="0.0361848603810303">
                <text:p>0.0361848603810303</text:p>
              </table:table-cell>
              <table:table-cell office:value-type="float" office:value="0.0361994829965412">
                <text:p>0.0361994829965412</text:p>
              </table:table-cell>
              <table:table-cell office:value-type="float" office:value="0.0343199019038271">
                <text:p>0.0343199019038271</text:p>
              </table:table-cell>
            </table:table-row>
            <table:table-row>
              <table:table-cell office:value-type="string">
                <text:p>Zeile 55</text:p>
                <draw:g>
                  <svg:desc/>
                </draw:g>
              </table:table-cell>
              <table:table-cell office:value-type="float" office:value="0.0472908955431254">
                <text:p>0.0472908955431254</text:p>
                <draw:g>
                  <svg:desc>Tabelle1.B55:Tabelle1.K55</svg:desc>
                </draw:g>
              </table:table-cell>
              <table:table-cell office:value-type="float" office:value="0.0485477287484132">
                <text:p>0.0485477287484132</text:p>
              </table:table-cell>
              <table:table-cell office:value-type="float" office:value="0.0415544562816877">
                <text:p>0.0415544562816877</text:p>
              </table:table-cell>
              <table:table-cell office:value-type="float" office:value="0.0392998259773986">
                <text:p>0.0392998259773986</text:p>
              </table:table-cell>
              <table:table-cell office:value-type="float" office:value="0.0359214719128633">
                <text:p>0.0359214719128633</text:p>
              </table:table-cell>
              <table:table-cell office:value-type="float" office:value="0.0342808642571607">
                <text:p>0.0342808642571607</text:p>
              </table:table-cell>
              <table:table-cell office:value-type="float" office:value="0.0345786697512541">
                <text:p>0.0345786697512541</text:p>
              </table:table-cell>
              <table:table-cell office:value-type="float" office:value="0.0361848603810303">
                <text:p>0.0361848603810303</text:p>
              </table:table-cell>
              <table:table-cell office:value-type="float" office:value="0.0361994829965412">
                <text:p>0.0361994829965412</text:p>
              </table:table-cell>
              <table:table-cell office:value-type="float" office:value="0.0343199019038271">
                <text:p>0.0343199019038271</text:p>
              </table:table-cell>
            </table:table-row>
            <table:table-row>
              <table:table-cell office:value-type="string">
                <text:p>Baseline (zufällig und alles zu größter Gruppe, da gleichverteile Testdaten)</text:p>
                <draw:g>
                  <svg:desc>Tabelle1.A35:Tabelle1.A35</svg:desc>
                </draw:g>
              </table:table-cell>
              <table:table-cell office:value-type="float" office:value="0.3333">
                <text:p>0.3333</text:p>
                <draw:g>
                  <svg:desc>Tabelle1.B40:Tabelle1.K40</svg:desc>
                </draw:g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string">
                <text:p>Macro-avg. Pos/Neg bei gleichverteilte Trainingsdaten</text:p>
                <draw:g>
                  <svg:desc>Tabelle1.A37:Tabelle1.A37</svg:desc>
                </draw:g>
              </table:table-cell>
              <table:table-cell office:value-type="float" office:value="0.647837860640418">
                <text:p>0.647837860640418</text:p>
                <draw:g>
                  <svg:desc>Tabelle1.B11:Tabelle1.F11</svg:desc>
                </draw:g>
              </table:table-cell>
              <table:table-cell office:value-type="float" office:value="0.67462125999245">
                <text:p>0.67462125999245</text:p>
              </table:table-cell>
              <table:table-cell office:value-type="float" office:value="0.692448584509401">
                <text:p>0.692448584509401</text:p>
              </table:table-cell>
              <table:table-cell office:value-type="float" office:value="0.703142433164981">
                <text:p>0.703142433164981</text:p>
              </table:table-cell>
              <table:table-cell office:value-type="float" office:value="0.712572479863628">
                <text:p>0.712572479863628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404905860175088">
                <text:p>0.0404905860175088</text:p>
                <draw:g>
                  <svg:desc>Tabelle1.B12:Tabelle1.F12</svg:desc>
                </draw:g>
              </table:table-cell>
              <table:table-cell office:value-type="float" office:value="0.0357438812989157">
                <text:p>0.0357438812989157</text:p>
              </table:table-cell>
              <table:table-cell office:value-type="float" office:value="0.0349137306754738">
                <text:p>0.0349137306754738</text:p>
              </table:table-cell>
              <table:table-cell office:value-type="float" office:value="0.0335039591337605">
                <text:p>0.0335039591337605</text:p>
              </table:table-cell>
              <table:table-cell office:value-type="float" office:value="0.0310710544652619">
                <text:p>0.0310710544652619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404905860175088">
                <text:p>0.0404905860175088</text:p>
                <draw:g>
                  <svg:desc>Tabelle1.B12:Tabelle1.F12</svg:desc>
                </draw:g>
              </table:table-cell>
              <table:table-cell office:value-type="float" office:value="0.0357438812989157">
                <text:p>0.0357438812989157</text:p>
              </table:table-cell>
              <table:table-cell office:value-type="float" office:value="0.0349137306754738">
                <text:p>0.0349137306754738</text:p>
              </table:table-cell>
              <table:table-cell office:value-type="float" office:value="0.0335039591337605">
                <text:p>0.0335039591337605</text:p>
              </table:table-cell>
              <table:table-cell office:value-type="float" office:value="0.0310710544652619">
                <text:p>0.0310710544652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